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8" style:family="paragraph" style:parent-style-name="Text_20_body">
      <style:paragraph-properties fo:margin-left="0.499cm" fo:margin-right="0cm" fo:margin-top="0cm" fo:margin-bottom="0cm" loext:contextual-spacing="false" fo:line-height="100%" fo:text-indent="0cm" style:auto-text-indent="false"/>
    </style:style>
    <style:style style:name="P9"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9" text:outline-level="2"><text:bookmark-start text:name="__RefHeading___Toc271_1052241590"/><text:span text:style-name="T1">#467</text:span><text:bookmark-end text:name="__RefHeading___Toc271_1052241590"/></text:h>
        <text:p text:style-name="P3"/>
        <text:p text:style-name="P5">Nunca será demais termos grande aversão pelo mal em nossa alma, mas deve ser tomado cuidado para que não sejamos severos demais com um transgressor.</text:p>
        <text:p text:style-name="P3"/>
        <text:h text:style-name="P1" text:outline-level="2"><text:bookmark-start text:name="__RefHeading___Toc273_1052241590"/><text:a xlink:type="simple" xlink:href="http://bibliaonline.com.br/acf/2sm/1" text:style-name="Internet_20_link" text:visited-style-name="Visited_20_Internet_20_Link"><text:span text:style-name="T1">2 SAMUEL 1</text:span></text:a><text:bookmark-end text:name="__RefHeading___Toc273_1052241590"/></text:h>
        <text:p text:style-name="P3"/>
        <text:p text:style-name="P5">Quarenta anos antes deste evento, os filhos de Israel haviam desejado ter um rei sobre eles, como todas as nações ao redor. Isso foi muito errado e um pecado. Mas em graça, Deus permitiu que fosse como queriam. Deus estava querendo deixar que tivessem um rei até que chegasse o dia (ainda não chegou) quando um Rei maior que Davi pudesse reinar! Davi é um tipo do Senhor Jesus como Rei. Originalmente, Deus estabeleceu os sacerdotes como o grupo governante sobre Seu povo. Mas, é triste dizer, eles fracassaram. Agora Deus passa a usar um rei. </text:p>
        <text:p text:style-name="P3"/>
        <text:p text:style-name="P5">Evidentemente entendemos que Deus sabia que os reis também iriam falhar. Você pode estar perguntando por que Deus teria escolhido este método de governar Seu povo. Com um rei, tudo agora iria depender da obediência e da vida de um homem! Se ele obedecesse o Senhor, todo o povo seria abençoado. Você sabe de que isto é uma figura? De Cristo, quando Ele vier reinar sobre todo o mundo! Isso acontecerá no milênio.</text:p>
        <text:p text:style-name="P3"/>
        <text:p text:style-name="P3"><text:a xlink:type="simple" xlink:href="http://bibliaonline.com.br/acf/2sm/1/1-16" text:style-name="Internet_20_link" text:visited-style-name="Visited_20_Internet_20_Link"><text:span text:style-name="T1">2 Sm 1:1-16</text:span></text:a><text:span text:style-name="T1"> Um dos inimigos de Saul (os Amalequitas) chega e conta a Davi o que pensava serem boas novas. Era natural, pois os Amalequitas tinham sabido que Saul estava tentando matar Davi. Mas ele descobre os sentimentos mais profundos do coração de Davi. Ele sabia que Saul era o rei ungido de Deus, e não ousaria erguer um dedo contra ele. Portanto ele castiga o homem que o fez.</text:span></text:p>
        <text:p text:style-name="P3"/>
        <text:p text:style-name="P3"><text:a xlink:type="simple" xlink:href="http://bibliaonline.com.br/acf/2sm/1/17-27" text:style-name="Internet_20_link" text:visited-style-name="Visited_20_Internet_20_Link"><text:span text:style-name="T1">2 Sm 1:17-27</text:span></text:a><text:span text:style-name="T1"> O mais triste lamento de um homem por outro. Mais uma vez vemos o terno coração de Davi.</text:span></text:p>
        <text:p text:style-name="P3"/>
        <text:h text:style-name="P2" text:outline-level="2"><text:bookmark-start text:name="__RefHeading___Toc275_1052241590"/>#468<text:bookmark-end text:name="__RefHeading___Toc275_1052241590"/></text:h>
        <text:p text:style-name="P3"/>
        <text:p text:style-name="P5">O legalismo coloca o mandamento acima dAquele que manda.</text:p>
        <text:p text:style-name="P3"><text:soft-page-break/></text:p>
        <text:h text:style-name="P1" text:outline-level="2"><text:bookmark-start text:name="__RefHeading___Toc277_1052241590"/><text:a xlink:type="simple" xlink:href="http://bibliaonline.com.br/acf/2sm/2" text:style-name="Internet_20_link" text:visited-style-name="Visited_20_Internet_20_Link"><text:span text:style-name="T1">2 SAMUEL 2</text:span></text:a><text:bookmark-end text:name="__RefHeading___Toc277_1052241590"/></text:h>
        <text:p text:style-name="P3"/>
        <text:p text:style-name="P3"><text:a xlink:type="simple" xlink:href="http://bibliaonline.com.br/acf/2sm/2/1-3" text:style-name="Internet_20_link" text:visited-style-name="Visited_20_Internet_20_Link"><text:span text:style-name="T1">2 Sm 2:1-3</text:span></text:a><text:span text:style-name="T1"> Davi não se apressa em tomar o reino, mas vai aonde o Senhor ordena que vá. Ele não dá um passo sem perguntar ao Senhor. (Se fôssemos mais assim, seríamos muito mais felizes!)</text:span></text:p>
        <text:p text:style-name="P3"/>
        <text:p text:style-name="P3"><text:a xlink:type="simple" xlink:href="http://bibliaonline.com.br/acf/2sm/2/4-32" text:style-name="Internet_20_link" text:visited-style-name="Visited_20_Internet_20_Link"><text:span text:style-name="T1">2 Sm 2:4-32</text:span></text:a><text:span text:style-name="T1"> Você pode querer saber por que há tantos detalhes sobre este povo aparentemente tão sem importância. Será um pouco difícil, mas tente entender que tudo isso é uma figura do tempo quando o Senhor Jesus virá reinar sobre Israel e o mundo, e gradualmente tomar controle.</text:span></text:p>
        <text:p text:style-name="P3"/>
        <text:p text:style-name="P3"><text:a xlink:type="simple" xlink:href="http://bibliaonline.com.br/acf/2sm/2/8-32" text:style-name="Internet_20_link" text:visited-style-name="Visited_20_Internet_20_Link"><text:span text:style-name="T1">2 Sm 2:8-32</text:span></text:a><text:span text:style-name="T1"> Aqui vemos a família de Saul interferindo com o progresso de Davi. Abner não tinha a autoridade do Senhor para tentar fazer de Is-Bosete o próximo rei.</text:span></text:p>
        <text:p text:style-name="P3"/>
        <text:p text:style-name="P3"><text:a xlink:type="simple" xlink:href="http://bibliaonline.com.br/acf/2sm/2/10-11" text:style-name="Internet_20_link" text:visited-style-name="Visited_20_Internet_20_Link"><text:span text:style-name="T1">2 Sm 2:10-11</text:span></text:a><text:span text:style-name="T1"> Davi é feito rei inicialmente (por 7 1/2 anos) apenas pela tribo de Judá. (Quando o Senhor voltar para reinar, primeiro Ele irá tratar com Judá, que hoje já se encontra na terra de Israel. Então, mais tarde, Ele reunirá as outras dez tribos que estão espalhadas pelo mundo.)</text:span></text:p>
        <text:p text:style-name="P3"/>
        <text:h text:style-name="P2" text:outline-level="2"><text:bookmark-start text:name="__RefHeading___Toc279_1052241590"/>#469<text:bookmark-end text:name="__RefHeading___Toc279_1052241590"/></text:h>
        <text:p text:style-name="P3"/>
        <text:p text:style-name="P5">Quando caímos na correnteza, somos carregados para bem mais longe de nosso destino.</text:p>
        <text:p text:style-name="P3"/>
        <text:h text:style-name="P1" text:outline-level="2"><text:bookmark-start text:name="__RefHeading___Toc281_1052241590"/><text:a xlink:type="simple" xlink:href="http://bibliaonline.com.br/acf/2sm/3" text:style-name="Internet_20_link" text:visited-style-name="Visited_20_Internet_20_Link"><text:span text:style-name="T1">2 SAMUEL 3</text:span></text:a><text:bookmark-end text:name="__RefHeading___Toc281_1052241590"/></text:h>
        <text:p text:style-name="P3"/>
        <text:p text:style-name="P3"><text:a xlink:type="simple" xlink:href="http://bibliaonline.com.br/acf/2sm/3/1" text:style-name="Internet_20_link" text:visited-style-name="Visited_20_Internet_20_Link"><text:span text:style-name="T1">2 Sm 3:1</text:span></text:a><text:span text:style-name="T1"> Davi só vai se fortalecendo gradualmente.</text:span></text:p>
        <text:p text:style-name="P3"/>
        <text:p text:style-name="P3"><text:a xlink:type="simple" xlink:href="http://bibliaonline.com.br/acf/2sm/3/6-21" text:style-name="Internet_20_link" text:visited-style-name="Visited_20_Internet_20_Link"><text:span text:style-name="T1">2 Sm 3:6-21</text:span></text:a><text:span text:style-name="T1"> Abner havia sido o general do exército de Saul. Ele tinha sido tudo para Saul e sua família - </text:span><text:a xlink:type="simple" xlink:href="http://bibliaonline.com.br/acf/2sm/3/6" text:style-name="Internet_20_link" text:visited-style-name="Visited_20_Internet_20_Link"><text:span text:style-name="T1">vers. 6</text:span></text:a><text:span text:style-name="T1">. O orgulho de Abner estava profundamente ferido por um protesto que lhe havia sido feito por um dos filhos de Saul. Ele passa para o lado de Davi. Nessa luta de um contra o outro, estavam esquecendo quem era o verdadeiro inimigo, os Filisteus.</text:span></text:p>
        <text:p text:style-name="P3"><text:soft-page-break/></text:p>
        <text:p text:style-name="P3"><text:a xlink:type="simple" xlink:href="http://bibliaonline.com.br/acf/2sm/3/12-21" text:style-name="Internet_20_link" text:visited-style-name="Visited_20_Internet_20_Link"><text:span text:style-name="T1">2 Sm 3:12-21</text:span></text:a><text:span text:style-name="T1"> Davi percebe que Abner é sincero. Foi muito humilhante para Abner ir a Davi dessa maneira. Abner vai a algumas das tribos de Israel para persuadí-los a seguirem Davi. (Será que o Senhor Jesus já conquistou seu coração como Davi conquistou o de Abner?).</text:span></text:p>
        <text:p text:style-name="P3"/>
        <text:p text:style-name="P3"><text:a xlink:type="simple" xlink:href="http://bibliaonline.com.br/acf/2sm/3/22-39" text:style-name="Internet_20_link" text:visited-style-name="Visited_20_Internet_20_Link"><text:span text:style-name="T1">2 Sm 3:22-39</text:span></text:a><text:span text:style-name="T1"> Vemos um contraste neste homem. Ele não entendia a mudança no coração de Abner. E Joabe suspeita de Abner, acusando-o de traição contra Davi.</text:span></text:p>
        <text:p text:style-name="P3"/>
        <text:p text:style-name="P3"><text:a xlink:type="simple" xlink:href="http://bibliaonline.com.br/acf/2sm/3/27" text:style-name="Internet_20_link" text:visited-style-name="Visited_20_Internet_20_Link"><text:span text:style-name="T1">2 Sm 3:27</text:span></text:a><text:span text:style-name="T1"> Ele comete algo terrível.</text:span></text:p>
        <text:p text:style-name="P3"/>
        <text:p text:style-name="P3"><text:a xlink:type="simple" xlink:href="http://bibliaonline.com.br/acf/2sm/3/28-39" text:style-name="Internet_20_link" text:visited-style-name="Visited_20_Internet_20_Link"><text:span text:style-name="T1">2 Sm 3:28-39</text:span></text:a><text:span text:style-name="T1"> Davi coloca todas as coisas nos seus devidos lugares. Vemos o terno coração de Davi. (Se estamos perto do Senhor, aprendemos qual a visão correta de todas as coisas. É sempre melhor quando temos os pensamentos de Deus. Então, ainda que tudo possa sair errado para nós, e venhamos a sofrer injustamente, podemos ter a certeza de que o caminho de Deus é perfeito).</text:span></text:p>
        <text:p text:style-name="P3"/>
        <text:h text:style-name="P2" text:outline-level="2"><text:bookmark-start text:name="__RefHeading___Toc283_1052241590"/>#470<text:bookmark-end text:name="__RefHeading___Toc283_1052241590"/></text:h>
        <text:p text:style-name="P3"/>
        <text:p text:style-name="P5">A base de todas as religiões humanas é... 1. Descaso para com a santidade de Deus (os primeiros 5 mandamentos) 2. Leviandade para com o pecado (os últimos 5 mandamentos).</text:p>
        <text:p text:style-name="P3"/>
        <text:h text:style-name="P1" text:outline-level="2"><text:bookmark-start text:name="__RefHeading___Toc285_1052241590"/><text:a xlink:type="simple" xlink:href="http://bibliaonline.com.br/acf/2sm/4" text:style-name="Internet_20_link" text:visited-style-name="Visited_20_Internet_20_Link"><text:span text:style-name="T1">2 SAMUEL 4</text:span></text:a><text:bookmark-end text:name="__RefHeading___Toc285_1052241590"/></text:h>
        <text:p text:style-name="P3"/>
        <text:p text:style-name="P3"><text:span text:style-name="T1">Outra boa lição. (Um incrédulo entende muito pouco do coração de amor que tem Deus). Estes dois homens achavam que estariam agradando Davi ao matarem Is-Bosete. Não conheciam o coração de Davi. Is-Bosete era filho de Saul. Saul havia tentado matar Davi muitas vezes. Mas Davi havia mostrado antes o que sentia em relação a qualquer pessoa que fizesse fazer mal a Saul - veja o capítulo </text:span><text:a xlink:type="simple" xlink:href="http://bibliaonline.com.br/acf/2sm/1/16" text:style-name="Internet_20_link" text:visited-style-name="Visited_20_Internet_20_Link"><text:span text:style-name="T1">1:16</text:span></text:a><text:span text:style-name="T1">. Assim esses dois homens já deviam saber. Mas a incredulidade nunca entende. (Estamos constantemente aplicando os eventos da vida de Davi à vida do crente hoje).</text:span></text:p>
        <text:p text:style-name="P3"/>
        <text:h text:style-name="P2" text:outline-level="2"><text:bookmark-start text:name="__RefHeading___Toc287_1052241590"/><text:soft-page-break/>#471<text:bookmark-end text:name="__RefHeading___Toc287_1052241590"/></text:h>
        <text:p text:style-name="P3"/>
        <text:p text:style-name="P5">O ministério apresenta Deus à alma, e coloca esta em Sua Presença; escondendo-se para poder fazê-lo. O clericalismo coloca-se entre Deus e a alma.</text:p>
        <text:p text:style-name="P3"/>
        <text:h text:style-name="P1" text:outline-level="2"><text:bookmark-start text:name="__RefHeading___Toc289_1052241590"/><text:a xlink:type="simple" xlink:href="http://bibliaonline.com.br/acf/2sm/5" text:style-name="Internet_20_link" text:visited-style-name="Visited_20_Internet_20_Link"><text:span text:style-name="T1">2 SAMUEL 5</text:span></text:a><text:bookmark-end text:name="__RefHeading___Toc289_1052241590"/></text:h>
        <text:p text:style-name="P3"/>
        <text:p text:style-name="P3"><text:span text:style-name="T1">Embora o povo soubesse que Davi iria ser o rei (final do </text:span><text:a xlink:type="simple" xlink:href="http://bibliaonline.com.br/acf/2sm/5/2" text:style-name="Internet_20_link" text:visited-style-name="Visited_20_Internet_20_Link"><text:span text:style-name="T1">vers. 2</text:span></text:a><text:span text:style-name="T1">) na realidade ainda não o desejava. Eles tinham outras coisas que desejavam mais. Davi jamais havia tomado a iniciativa de tomar o reino por si só. O povo poderia ter agido, mas é Deus quem deve fazer a obra. Ele finalmente removeu Saul, Jônatas, Abner e Is-Bosete. Enquanto estes homens viviam, o povo não se importou em deixar que as coisas seguissem como estavam. (Nós crentes podemos pertencer a Cristo, mas será que estamos agindo para a Sua glória? Será que estamos deixando de lado as coisas que sabemos não estarem de acordo com a Palavra de Deus? Será que nos mantemos associados religiosamente com pessoas que abertamente desobedecem a Palavra de Deus? Deus tem uma Pessoa em torno da qual Ele deseja reunir todos os crentes. Essa Pessoa é Cristo. Se nosso amor por Cristo é fraco e insensível, deixaremos as coisas seguirem como estão.) O povo finalmente se juntou para fazer Davi rei.</text:span></text:p>
        <text:p text:style-name="P3"/>
        <text:p text:style-name="P3"><text:a xlink:type="simple" xlink:href="http://bibliaonline.com.br/acf/2sm/5/6-12" text:style-name="Internet_20_link" text:visited-style-name="Visited_20_Internet_20_Link"><text:span text:style-name="T1">2 Sm 5:6-12</text:span></text:a><text:span text:style-name="T1"> Por toda a vida de Josué, e depois, Israel nunca fora capaz de tomar Jerusalém, a grande fortaleza. Agora, finalmente, Davi a toma. Sião é o nome do monte ao sul da cidade de Jerusalém. É uma figura da graça de Deus. Ainda será o centro da graça de Deus sobre a Terra no milênio. Isaías </text:span><text:a xlink:type="simple" xlink:href="http://bibliaonline.com.br/acf/is/52/1-8" text:style-name="Internet_20_link" text:visited-style-name="Visited_20_Internet_20_Link"><text:span text:style-name="T1">52:1-8</text:span></text:a><text:span text:style-name="T1"> é uma bela cena dessa ocasião. (Mas a nossa "Sião" é agora. - veja Hebreus </text:span><text:a xlink:type="simple" xlink:href="http://bibliaonline.com.br/acf/hb/12/22" text:style-name="Internet_20_link" text:visited-style-name="Visited_20_Internet_20_Link"><text:span text:style-name="T1">12:22</text:span></text:a><text:span text:style-name="T1">).</text:span></text:p>
        <text:p text:style-name="P3"/>
        <text:p text:style-name="P3"><text:a xlink:type="simple" xlink:href="http://bibliaonline.com.br/acf/2sm/5/17-25" text:style-name="Internet_20_link" text:visited-style-name="Visited_20_Internet_20_Link"><text:span text:style-name="T1">2 Sm 5:17-25</text:span></text:a><text:span text:style-name="T1"> As novas de Davi como rei sobre todo Israel, mexe com o inimigo. (Quando exaltamos o Senhor Jesus Cristo, isto sempre levanta a oposição de Satanás).</text:span></text:p>
        <text:p text:style-name="P3"/>
        <text:h text:style-name="P2" text:outline-level="2"><text:bookmark-start text:name="__RefHeading___Toc291_1052241590"/>#472<text:bookmark-end text:name="__RefHeading___Toc291_1052241590"/></text:h>
        <text:p text:style-name="P3"/>
        <text:p text:style-name="P5">Não se trata necessariamente de má doutrina, mas da vontade maligna da carne insistindo em um ponto da verdade às custas de toda a verdade. Assim se estabelece um <text:soft-page-break/>partido em redor de uma doutrina em particular.</text:p>
        <text:p text:style-name="P3"/>
        <text:h text:style-name="P1" text:outline-level="2"><text:bookmark-start text:name="__RefHeading___Toc293_1052241590"/><text:a xlink:type="simple" xlink:href="http://bibliaonline.com.br/acf/2sm/6/1-7" text:style-name="Internet_20_link" text:visited-style-name="Visited_20_Internet_20_Link"><text:span text:style-name="T1">2 SAMUEL 6, Vers. 1-7</text:span></text:a><text:bookmark-end text:name="__RefHeading___Toc293_1052241590"/></text:h>
        <text:p text:style-name="P3"/>
        <text:p text:style-name="P5">Davi não tem a arca com ele em sua nova capital. Ele não poderia descansar de verdade sem a presença do Senhor. (Tampouco podemos nós, crentes, termos um verdadeiro descanso do coração, enquanto não estivermos vivendo próximos à presença consciente do Senhor).</text:p>
        <text:p text:style-name="P3"/>
        <text:p text:style-name="P3"><text:a xlink:type="simple" xlink:href="http://bibliaonline.com.br/acf/2sm/6/1-3" text:style-name="Internet_20_link" text:visited-style-name="Visited_20_Internet_20_Link"><text:span text:style-name="T1">2 Sm 6:1-3</text:span></text:a><text:span text:style-name="T1"> Mas nenhuma palavra é dita sobre eles terem perguntado como fazer isso. Eles agiram segundo seus próprios pensamentos!</text:span></text:p>
        <text:p text:style-name="P3"/>
        <text:p text:style-name="P3"><text:a xlink:type="simple" xlink:href="http://bibliaonline.com.br/acf/2sm/6/4-7" text:style-name="Internet_20_link" text:visited-style-name="Visited_20_Internet_20_Link"><text:span text:style-name="T1">2 Sm 6:4-7</text:span></text:a><text:span text:style-name="T1"> Tristes resultados. (Com frequência pedimos o auxílio do Senhor para lidar com problemas, mas quando se trata de como e onde vamos adorar o Senhor, achamos que nós mesmos podemos decidir. Que triste condição existe hoje entre os crentes. Há muitos tentando agir para a glória do Senhor sem fazer a Ele a pergunta que Pedro e João fizeram em Lucas </text:span><text:a xlink:type="simple" xlink:href="http://bibliaonline.com.br/acf/lc/22/9" text:style-name="Internet_20_link" text:visited-style-name="Visited_20_Internet_20_Link"><text:span text:style-name="T1">22:9</text:span></text:a><text:span text:style-name="T1">, "onde queres"? Não há um lugar onde precisamos mais da direção clara do Senhor do que na questão da adoração a Deus). Onde é que foram buscar a idéia de um carro novo? Dos pagãos Filisteus, é o que lemos em 1 Samuel </text:span><text:a xlink:type="simple" xlink:href="http://bibliaonline.com.br/acf/1sm/6/7" text:style-name="Internet_20_link" text:visited-style-name="Visited_20_Internet_20_Link"><text:span text:style-name="T1">6:7</text:span></text:a><text:span text:style-name="T1">. (Onde fomos buscar muitos dos costumes religiosos de hoje? De uma mistura de rituais do paganismo e do Antigo Testamento).</text:span></text:p>
        <text:p text:style-name="P3"/>
        <text:p text:style-name="P3"><text:a xlink:type="simple" xlink:href="http://bibliaonline.com.br/acf/2sm/6/6" text:style-name="Internet_20_link" text:visited-style-name="Visited_20_Internet_20_Link"><text:span text:style-name="T1">2 Sm 6:6</text:span></text:a><text:span text:style-name="T1"> Será que este homem agiu direito segurando a arca? Deus nos dá a resposta. Ele havia dito que ninguém além de um sacerdote poderia tocar a arca. Portanto, a coisa toda estava errada.</text:span></text:p>
        <text:p text:style-name="P3"/>
        <text:h text:style-name="P2" text:outline-level="2"><text:bookmark-start text:name="__RefHeading___Toc295_1052241590"/>#473<text:bookmark-end text:name="__RefHeading___Toc295_1052241590"/></text:h>
        <text:p text:style-name="P3"/>
        <text:p text:style-name="P5">De todos os povos do mundo, o povo de Deus foi o que mostrou ser o mais ingrato pelo que receberam.</text:p>
        <text:p text:style-name="P3"/>
        <text:h text:style-name="P1" text:outline-level="2"><text:bookmark-start text:name="__RefHeading___Toc297_1052241590"/><text:a xlink:type="simple" xlink:href="http://bibliaonline.com.br/acf/2sm/6/8-23" text:style-name="Internet_20_link" text:visited-style-name="Visited_20_Internet_20_Link"><text:span text:style-name="T1">2 SAMUEL 6, Vers. 8:23</text:span></text:a><text:bookmark-end text:name="__RefHeading___Toc297_1052241590"/></text:h>
        <text:p text:style-name="P3"/>
        <text:p text:style-name="P3"><text:soft-page-break/><text:a xlink:type="simple" xlink:href="http://bibliaonline.com.br/acf/2sm/6/8-10" text:style-name="Internet_20_link" text:visited-style-name="Visited_20_Internet_20_Link"><text:span text:style-name="T1">2 Sm 6:8-10</text:span></text:a><text:span text:style-name="T1"> Será que agimos corretamente quando ficamos bravos pelo Senhor tentar nos mostrar que estamos agindo em desobediência por estarmos conectados àquilo que é contrário à Palavra de Deus?</text:span></text:p>
        <text:p text:style-name="P3"/>
        <text:p text:style-name="P3"><text:a xlink:type="simple" xlink:href="http://bibliaonline.com.br/acf/2sm/6/11" text:style-name="Internet_20_link" text:visited-style-name="Visited_20_Internet_20_Link"><text:span text:style-name="T1">2 Sm 6:11</text:span></text:a><text:span text:style-name="T1"> Mas que diferença este homem. Ele foi abençoado.</text:span></text:p>
        <text:p text:style-name="P3"/>
        <text:p text:style-name="P3"><text:a xlink:type="simple" xlink:href="http://bibliaonline.com.br/acf/2sm/6/12-23" text:style-name="Internet_20_link" text:visited-style-name="Visited_20_Internet_20_Link"><text:span text:style-name="T1">2 Sm 6:12-23</text:span></text:a><text:span text:style-name="T1"> Davi agora age em conformidade com a Palavra do Senhor. Abra em 1 Crônicas </text:span><text:a xlink:type="simple" xlink:href="http://bibliaonline.com.br/acf/1cr/15/25-29" text:style-name="Internet_20_link" text:visited-style-name="Visited_20_Internet_20_Link"><text:span text:style-name="T1">15:25-29</text:span></text:a><text:span text:style-name="T1"> para ver quem levou a arca. O resultado é grande regozijo. (Que você possa encontrar esse gozo!)</text:span></text:p>
        <text:p text:style-name="P3"/>
        <text:p text:style-name="P3"><text:a xlink:type="simple" xlink:href="http://bibliaonline.com.br/acf/2sm/6/20-23" text:style-name="Internet_20_link" text:visited-style-name="Visited_20_Internet_20_Link"><text:span text:style-name="T1">2 Sm 6:20-23</text:span></text:a><text:span text:style-name="T1"> Alguém desprezou tudo isso em seu coração! Ela não disse uma palavra! Mas Deus sabia, e agiu, e foi ela quem saiu perdendo.</text:span></text:p>
        <text:p text:style-name="P3"/>
        <text:h text:style-name="P2" text:outline-level="2"><text:bookmark-start text:name="__RefHeading___Toc299_1052241590"/>#474<text:bookmark-end text:name="__RefHeading___Toc299_1052241590"/></text:h>
        <text:p text:style-name="P3"/>
        <text:p text:style-name="P5">Quando a "indiferença" se casa com a "dúvida", juntas têm um filho chamado "Liberalismo".</text:p>
        <text:p text:style-name="P3"/>
        <text:h text:style-name="P1" text:outline-level="2"><text:bookmark-start text:name="__RefHeading___Toc301_1052241590"/><text:a xlink:type="simple" xlink:href="http://bibliaonline.com.br/acf/2sm/7" text:style-name="Internet_20_link" text:visited-style-name="Visited_20_Internet_20_Link"><text:span text:style-name="T1">2 SAMUEL 7</text:span></text:a><text:bookmark-end text:name="__RefHeading___Toc301_1052241590"/></text:h>
        <text:p text:style-name="P3"/>
        <text:p text:style-name="P3"><text:a xlink:type="simple" xlink:href="http://bibliaonline.com.br/acf/2sm/7/1-3" text:style-name="Internet_20_link" text:visited-style-name="Visited_20_Internet_20_Link"><text:span text:style-name="T1">2 Sm 7:1-3</text:span></text:a><text:span text:style-name="T1"> Magníficas mostras do coração de Davi para com Deus. Davi dava valor ao que Deus havia feito por ele, portanto deseja edificar um lugar adequado para a arca poder habitar. (Era como se estivesse falando de uma Pessoa. E era assim, já que a Arca representa a Pessoa de Cristo).</text:span></text:p>
        <text:p text:style-name="P3"/>
        <text:p text:style-name="P3"><text:a xlink:type="simple" xlink:href="http://bibliaonline.com.br/acf/2sm/7/4" text:style-name="Internet_20_link" text:visited-style-name="Visited_20_Internet_20_Link"><text:span text:style-name="T1">2 Sm 7:4</text:span></text:a><text:span text:style-name="T1"> Deus falou ao profeta Natã. (Que experiência para Natã escutar a voz de Deus de verdade!)</text:span></text:p>
        <text:p text:style-name="P3"/>
        <text:p text:style-name="P3"><text:a xlink:type="simple" xlink:href="http://bibliaonline.com.br/acf/2sm/7/5-17" text:style-name="Internet_20_link" text:visited-style-name="Visited_20_Internet_20_Link"><text:span text:style-name="T1">2 Sm 7:5-17</text:span></text:a><text:span text:style-name="T1"> Natã deu ouvidos a cada palavra! Ele não se esqueceu de nada - </text:span><text:a xlink:type="simple" xlink:href="http://bibliaonline.com.br/acf/2sm/7/17" text:style-name="Internet_20_link" text:visited-style-name="Visited_20_Internet_20_Link"><text:span text:style-name="T1">vers. 17</text:span></text:a><text:span text:style-name="T1">.</text:span></text:p>
        <text:p text:style-name="P3"/>
        <text:p text:style-name="P3"><text:a xlink:type="simple" xlink:href="http://bibliaonline.com.br/acf/2sm/7/5-11" text:style-name="Internet_20_link" text:visited-style-name="Visited_20_Internet_20_Link"><text:span text:style-name="T1">2 Sm 7:5-11</text:span></text:a><text:span text:style-name="T1"> O Senhor relembra todo o caminho em que havia guiado Davi. Ele fala também do futuro, quando as provas de Israel chegarão ao fim (</text:span><text:a xlink:type="simple" xlink:href="http://bibliaonline.com.br/acf/2sm/7/10" text:style-name="Internet_20_link" text:visited-style-name="Visited_20_Internet_20_Link"><text:span text:style-name="T1">vers. 10</text:span></text:a><text:span text:style-name="T1">). O Senhor Se agradou do desejo do coração de Davi.</text:span></text:p>
        <text:p text:style-name="P3"><text:soft-page-break/></text:p>
        <text:p text:style-name="P3"><text:a xlink:type="simple" xlink:href="http://bibliaonline.com.br/acf/2sm/7/12-17" text:style-name="Internet_20_link" text:visited-style-name="Visited_20_Internet_20_Link"><text:span text:style-name="T1">2 Sm 7:12-17</text:span></text:a><text:span text:style-name="T1"> Ao invés disso, Deus irá construir uma casa para Davi. Com isto queria dizer que Davi seria o princípio de uma linhagem de reis. Seria a "casa de Davi". Deus é sempre um "Dador".</text:span></text:p>
        <text:p text:style-name="P3"/>
        <text:p text:style-name="P3"><text:a xlink:type="simple" xlink:href="http://bibliaonline.com.br/acf/2sm/7/18-29" text:style-name="Internet_20_link" text:visited-style-name="Visited_20_Internet_20_Link"><text:span text:style-name="T1">2 Sm 7:18-29</text:span></text:a><text:span text:style-name="T1"> Quando Davi ouve acerca deste maravilhoso futuro para si, diz, "quem sou eu?" (É assim que nos sentimos quando entendemos algo do que o próprio Senhor Jesus fez por cada um de nós. Podemos aprender muito dessas maravilhosas palavras. Tudo provém de Deus!</text:span></text:p>
        <text:p text:style-name="P3"/>
        <text:h text:style-name="P2" text:outline-level="2"><text:bookmark-start text:name="__RefHeading___Toc303_1052241590"/>#475<text:bookmark-end text:name="__RefHeading___Toc303_1052241590"/></text:h>
        <text:p text:style-name="P3"/>
        <text:p text:style-name="P5">Heresia é simplesmente um apego determinado a um assunto ou à opinião de alguém.</text:p>
        <text:p text:style-name="P3"/>
        <text:h text:style-name="P1" text:outline-level="2"><text:bookmark-start text:name="__RefHeading___Toc305_1052241590"/><text:a xlink:type="simple" xlink:href="http://bibliaonline.com.br/acf/2sm/8" text:style-name="Internet_20_link" text:visited-style-name="Visited_20_Internet_20_Link"><text:span text:style-name="T1">2 SAMUEL 8</text:span></text:a><text:bookmark-end text:name="__RefHeading___Toc305_1052241590"/></text:h>
        <text:p text:style-name="P3"/>
        <text:p text:style-name="P3"><text:a xlink:type="simple" xlink:href="http://bibliaonline.com.br/acf/2sm/8/1-8" text:style-name="Internet_20_link" text:visited-style-name="Visited_20_Internet_20_Link"><text:span text:style-name="T1">2 Sm 8:1-8</text:span></text:a><text:span text:style-name="T1"> Davi destrói os Filisteus e os Moabitas. "Jarretou", no </text:span><text:a xlink:type="simple" xlink:href="http://bibliaonline.com.br/acf/2sm/8/4" text:style-name="Internet_20_link" text:visited-style-name="Visited_20_Internet_20_Link"><text:span text:style-name="T1">versículo 4</text:span></text:a><text:span text:style-name="T1">, significa "tornou inválidos". (Precisamos sempre nos lembrar de que esses inimigos de Israel são figuras dos inimigos espirituais do Cristão, que estão sempre tentando interferir em nosso gozo no Senhor. Se pensarmos em nossos inimigos espirituais como sendo pessoas, acabaremos sendo enganados por Satanás, que nos fará pensar que somos cruéis quando, por exemplo, não quisermos nos comprometer com mau ensino).</text:span></text:p>
        <text:p text:style-name="P3"/>
        <text:p text:style-name="P3"><text:a xlink:type="simple" xlink:href="http://bibliaonline.com.br/acf/2sm/8/9-18" text:style-name="Internet_20_link" text:visited-style-name="Visited_20_Internet_20_Link"><text:span text:style-name="T1">2 Sm 8:9-18</text:span></text:a><text:span text:style-name="T1"> Muitas das nações Gentias vão a Jerusalém abençoar o rei e levar-lhe presentes. Poder, glória e bênçãos chegam a Davi em abundância.</text:span></text:p>
        <text:p text:style-name="P3"/>
        <text:p text:style-name="P3"><text:a xlink:type="simple" xlink:href="http://bibliaonline.com.br/acf/2sm/8/15-18" text:style-name="Internet_20_link" text:visited-style-name="Visited_20_Internet_20_Link"><text:span text:style-name="T1">2 Sm 8:15-18</text:span></text:a><text:span text:style-name="T1"> É estabelecida a ordem e um bom governo.</text:span></text:p>
        <text:p text:style-name="P3"/>
        <text:h text:style-name="P2" text:outline-level="2"><text:bookmark-start text:name="__RefHeading___Toc307_1052241590"/>#476<text:bookmark-end text:name="__RefHeading___Toc307_1052241590"/></text:h>
        <text:p text:style-name="P3"/>
        <text:p text:style-name="P5">A sabedoria transforma conhecimento em compreensão; e Sabedoria é nosso Senhor Jesus Cristo.</text:p>
        <text:p text:style-name="P3"/>
        <text:h text:style-name="P1" text:outline-level="2"><text:bookmark-start text:name="__RefHeading___Toc309_1052241590"/><text:soft-page-break/><text:a xlink:type="simple" xlink:href="http://bibliaonline.com.br/acf/2sm/9" text:style-name="Internet_20_link" text:visited-style-name="Visited_20_Internet_20_Link"><text:span text:style-name="T1">2 SAMUEL 9</text:span></text:a><text:bookmark-end text:name="__RefHeading___Toc309_1052241590"/></text:h>
        <text:p text:style-name="P3"/>
        <text:p text:style-name="P5">Vem agora uma doce história. (Que figura da misericórdia e graça de Deus para conosco, pecadores perdidos, introduzidos nas mais elevadas bênçãos!) Mefibosete pertence à família de Saul, o inimigo de Davi. Que benefício poderia trazer Mefibosete a Davi? (Por que Deus nos escolheu? Só por causa daquilo que Ele é. Veja se você consegue enxergar nesta história outras maneiras de mostrar que se trata de uma figura de nós).</text:p>
        <text:p text:style-name="P3"/>
        <text:p text:style-name="P3"><text:a xlink:type="simple" xlink:href="http://bibliaonline.com.br/acf/2sm/9/13" text:style-name="Internet_20_link" text:visited-style-name="Visited_20_Internet_20_Link"><text:span text:style-name="T1">2 Sm 9:13</text:span></text:a><text:span text:style-name="T1"> Ao olhar para Mefibosete sentado entre os filhos do rei, ninguém poderia saber que ele era aleijado de ambos os pés. (Deus nos fez sentar ao redor da Sua mesa. Estamos aptos à Sua presença por causa do sangue do Senhor Jesus Cristo que nos limpou de todos os nossos pecados - 1 João </text:span><text:a xlink:type="simple" xlink:href="http://bibliaonline.com.br/acf/1jo/1/7" text:style-name="Internet_20_link" text:visited-style-name="Visited_20_Internet_20_Link"><text:span text:style-name="T1">1:7</text:span></text:a><text:span text:style-name="T1">). Mefibosete aceita todos os favores e desfruta deles.</text:span></text:p>
        <text:p text:style-name="P3"/>
        <text:h text:style-name="P2" text:outline-level="2"><text:bookmark-start text:name="__RefHeading___Toc311_1052241590"/>#477<text:bookmark-end text:name="__RefHeading___Toc311_1052241590"/></text:h>
        <text:p text:style-name="P3"/>
        <text:p text:style-name="P5">Qualquer coisa que enfraqueça a ligação com Cristo, enfraquece o poder.</text:p>
        <text:p text:style-name="P3"/>
        <text:h text:style-name="P1" text:outline-level="2"><text:bookmark-start text:name="__RefHeading___Toc313_1052241590"/><text:a xlink:type="simple" xlink:href="http://bibliaonline.com.br/acf/2sm/10" text:style-name="Internet_20_link" text:visited-style-name="Visited_20_Internet_20_Link"><text:span text:style-name="T1">2 SAMUEL 10</text:span></text:a><text:bookmark-end text:name="__RefHeading___Toc313_1052241590"/></text:h>
        <text:p text:style-name="P3"/>
        <text:p text:style-name="P3"><text:a xlink:type="simple" xlink:href="http://bibliaonline.com.br/acf/2sm/10/1-3" text:style-name="Internet_20_link" text:visited-style-name="Visited_20_Internet_20_Link"><text:span text:style-name="T1">2 Sm 10:1-3</text:span></text:a><text:span text:style-name="T1"> Agora Davi deseja demonstrar bondade para outro homem. Acontece exatamente o oposto neste caso. O homem recusa a bondade. (É isto que acontece quando uma pessoa escuta o evangelho e decide não aceitá-lo).</text:span></text:p>
        <text:p text:style-name="P3"/>
        <text:p text:style-name="P3"><text:a xlink:type="simple" xlink:href="http://bibliaonline.com.br/acf/2sm/10/4" text:style-name="Internet_20_link" text:visited-style-name="Visited_20_Internet_20_Link"><text:span text:style-name="T1">2 Sm 10:4</text:span></text:a><text:span text:style-name="T1"> Ele não apenas deixa de aceitar a bondade de Davi e suspeita que Davi esteja agindo mal, mas insulta os mensageiros! (O incrédulo nunca dá valor à graça de Deus).</text:span></text:p>
        <text:p text:style-name="P3"/>
        <text:p text:style-name="P3"><text:a xlink:type="simple" xlink:href="http://bibliaonline.com.br/acf/2sm/10/6-19" text:style-name="Internet_20_link" text:visited-style-name="Visited_20_Internet_20_Link"><text:span text:style-name="T1">2 Sm 10:6-19</text:span></text:a><text:span text:style-name="T1"> Vem o castigo. Repare que há muitos que se juntam, mas não podem resistir à força de Davi. (Ninguém será capaz de resistir contra o Senhor quando Ele vier para castigar os incrédulos.)</text:span></text:p>
        <text:p text:style-name="P3"/>
        <text:h text:style-name="P2" text:outline-level="2"><text:bookmark-start text:name="__RefHeading___Toc315_1052241590"/><text:soft-page-break/>#478<text:bookmark-end text:name="__RefHeading___Toc315_1052241590"/></text:h>
        <text:p text:style-name="P3"/>
        <text:p text:style-name="P4"><text:span text:style-name="T1">O conhecimento é poder e deve sempre ser usado em amor, mas o amor deve sempre ser controlado pelo conhecimento. Filipenses </text:span><text:a xlink:type="simple" xlink:href="http://bibliaonline.com.br/acf/fp/1/9-11" text:style-name="Internet_20_link" text:visited-style-name="Visited_20_Internet_20_Link"><text:span text:style-name="T1">1:9-11</text:span></text:a></text:p>
        <text:p text:style-name="P3"/>
        <text:h text:style-name="P1" text:outline-level="2"><text:bookmark-start text:name="__RefHeading___Toc317_1052241590"/><text:a xlink:type="simple" xlink:href="http://bibliaonline.com.br/acf/2sm/11" text:style-name="Internet_20_link" text:visited-style-name="Visited_20_Internet_20_Link"><text:span text:style-name="T1">2 SAMUEL 11</text:span></text:a><text:bookmark-end text:name="__RefHeading___Toc317_1052241590"/></text:h>
        <text:p text:style-name="P3"/>
        <text:p text:style-name="P5">Um capítulo sombrio. Pecado e vergonha para Davi. (Lembre-se sempre de que os tipos de Cristo na Bíblia não são seres humanos perfeitos. Deus não escreveu a Bíblia para exaltar o homem, mas para exaltar a Cristo).</text:p>
        <text:p text:style-name="P3"/>
        <text:p text:style-name="P3"><text:a xlink:type="simple" xlink:href="http://bibliaonline.com.br/acf/2sm/11/2-4" text:style-name="Internet_20_link" text:visited-style-name="Visited_20_Internet_20_Link"><text:span text:style-name="T1">2 Sm 11:2-4</text:span></text:a><text:span text:style-name="T1"> Repare que Davi teve várias oportunidades de parar seu caminho de pecado, mas não o fez. Geralmente é assim que acontece com os crentes. A ocasião para rejeitar a tentação de Satanás é bem no início. Ao invés de Davi estar em atividade, ele está ocioso. (O velho ditado é verdade - "Mente desocupada, oficina de Satanás"). Vem o pecado.</text:span></text:p>
        <text:p text:style-name="P3"/>
        <text:p text:style-name="P3"><text:a xlink:type="simple" xlink:href="http://bibliaonline.com.br/acf/2sm/11/6-25" text:style-name="Internet_20_link" text:visited-style-name="Visited_20_Internet_20_Link"><text:span text:style-name="T1">2 Sm 11:6-25</text:span></text:a><text:span text:style-name="T1"> Então são feitos os piores esforços para cobrir o pecado. Urias era um servo fiel e verdadeiro para Davi, embora não fosse um Hebreu. Davi leva o corajoso Urias à sepultura! Que vergonha chegar a tanto!</text:span></text:p>
        <text:p text:style-name="P3"/>
        <text:h text:style-name="P2" text:outline-level="2"><text:bookmark-start text:name="__RefHeading___Toc319_1052241590"/>#479<text:bookmark-end text:name="__RefHeading___Toc319_1052241590"/></text:h>
        <text:p text:style-name="P3"/>
        <text:p text:style-name="P5">Se começamos a nos afastar do Senhor, isso não acontece de repente, e antes temos que passar por diversos "sinais vermelhos".</text:p>
        <text:p text:style-name="P3"/>
        <text:p text:style-name="P3"><text:a xlink:type="simple" xlink:href="http://bibliaonline.com.br/acf/2sm/12/1-4" text:style-name="Internet_20_link" text:visited-style-name="Visited_20_Internet_20_Link"><text:span text:style-name="T1">2 Sm 12:1-4</text:span></text:a><text:span text:style-name="T1"> Deus viu tudo, e agora age. (O Senhor pode deixar que as coisas sigam adiante, mas chega um dia quando tudo deve ser esclarecido). O profeta Natã conta a Davi uma comovente história, mas com um sério significado.</text:span></text:p>
        <text:p text:style-name="P3"/>
        <text:p text:style-name="P3"><text:a xlink:type="simple" xlink:href="http://bibliaonline.com.br/acf/2sm/12/5-6" text:style-name="Internet_20_link" text:visited-style-name="Visited_20_Internet_20_Link"><text:span text:style-name="T1">2 Sm 12:5-6</text:span></text:a><text:span text:style-name="T1"> Davi fica bravo ao escutar a história. (Somos rápidos em enxergar as faltas de outros). Quando Davi viu a Natã que vinha a ele, deveria ser tocado por sua consciência, mas ele estava endurecido pelo pecado.</text:span></text:p>
        <text:p text:style-name="P3"><text:soft-page-break/></text:p>
        <text:p text:style-name="P3"><text:a xlink:type="simple" xlink:href="http://bibliaonline.com.br/acf/2sm/12/7" text:style-name="Internet_20_link" text:visited-style-name="Visited_20_Internet_20_Link"><text:span text:style-name="T1">2 Sm 12:7</text:span></text:a><text:span text:style-name="T1"> Apenas quatro palavras, mas elas bateram com força.</text:span></text:p>
        <text:p text:style-name="P3"/>
        <text:p text:style-name="P3"><text:a xlink:type="simple" xlink:href="http://bibliaonline.com.br/acf/2sm/12/7-12" text:style-name="Internet_20_link" text:visited-style-name="Visited_20_Internet_20_Link"><text:span text:style-name="T1">2 Sm 12:7-12</text:span></text:a><text:span text:style-name="T1"> Vêm os resultados. O servo de Deus, altamente privilegiado, precisa receber um grande castigo.</text:span></text:p>
        <text:p text:style-name="P3"/>
        <text:p text:style-name="P3"><text:a xlink:type="simple" xlink:href="http://bibliaonline.com.br/acf/2sm/12/12" text:style-name="Internet_20_link" text:visited-style-name="Visited_20_Internet_20_Link"><text:span text:style-name="T1">2 Sm 12:12</text:span></text:a><text:span text:style-name="T1"> O que é feito secretamente será visto abertamente. (Não podemos esconder coisa alguma de Deus).</text:span></text:p>
        <text:p text:style-name="P3"/>
        <text:p text:style-name="P3"><text:a xlink:type="simple" xlink:href="http://bibliaonline.com.br/acf/2sm/12/13" text:style-name="Internet_20_link" text:visited-style-name="Visited_20_Internet_20_Link"><text:span text:style-name="T1">2 Sm 12:13</text:span></text:a><text:span text:style-name="T1"> Ele confessa que o pecado é contra Deus... todo pecado é.</text:span></text:p>
        <text:p text:style-name="P3"/>
        <text:p text:style-name="P3"><text:a xlink:type="simple" xlink:href="http://bibliaonline.com.br/acf/2sm/12/15-23" text:style-name="Internet_20_link" text:visited-style-name="Visited_20_Internet_20_Link"><text:span text:style-name="T1">2 Sm 12:15-23</text:span></text:a><text:span text:style-name="T1"> Enquanto a criança vivia, Davi acreditava que o Senhor poderia salvá-la misericordiosamente. Mas quando morreu, ele aceita o fato como vindo do Senhor. (</text:span><text:a xlink:type="simple" xlink:href="http://bibliaonline.com.br/acf/mt/18/11" text:style-name="Internet_20_link" text:visited-style-name="Visited_20_Internet_20_Link"><text:span text:style-name="T1">Mt 18:11</text:span></text:a><text:span text:style-name="T1"> também nos assegura que uma criança que morre vai para o Senhor).</text:span></text:p>
        <text:p text:style-name="P3"/>
        <text:p text:style-name="P3"><text:a xlink:type="simple" xlink:href="http://bibliaonline.com.br/acf/2sm/12/24" text:style-name="Internet_20_link" text:visited-style-name="Visited_20_Internet_20_Link"><text:span text:style-name="T1">2 Sm 12:24</text:span></text:a><text:span text:style-name="T1"> Quão gracioso é o Senhor. Ele nunca muda. O pecado deve ser totalmente punido. Mas a graça é abundante. A própria mulher vem a ser a mãe de Salomão, o maior rei que Israel já teve! (Deus odeia o pecado, e não o tolerará em Sua presença. Ele enviou o Seu Filho, depois dos dias de Davi, e O castigou pelos pecados de cada crente. Você já se abrigou em Seu precioso sangue? Dois capítulos extremamente sombrios. No de hoje lemos do adultério e homicídio cometidos por Davi. Amanhã leremos da fornicação e homicídio cometidos pelo filho de Davi).</text:span></text:p>
        <text:p text:style-name="P3"/>
        <text:h text:style-name="P2" text:outline-level="2"><text:bookmark-start text:name="__RefHeading___Toc321_1052241590"/>#480<text:bookmark-end text:name="__RefHeading___Toc321_1052241590"/></text:h>
        <text:p text:style-name="P3"/>
        <text:p text:style-name="P5">Só o cultivo do bem pode trazer bênção permanente, e não o ataque ao mal.</text:p>
        <text:p text:style-name="P3"/>
        <text:h text:style-name="P1" text:outline-level="2"><text:bookmark-start text:name="__RefHeading___Toc323_1052241590"/><text:a xlink:type="simple" xlink:href="http://bibliaonline.com.br/acf/2sm/13" text:style-name="Internet_20_link" text:visited-style-name="Visited_20_Internet_20_Link"><text:span text:style-name="T1">2 SAMUEL 13</text:span></text:a><text:bookmark-end text:name="__RefHeading___Toc323_1052241590"/></text:h>
        <text:p text:style-name="P3"/>
        <text:p text:style-name="P3"><text:a xlink:type="simple" xlink:href="http://bibliaonline.com.br/acf/2sm/13/1-18" text:style-name="Internet_20_link" text:visited-style-name="Visited_20_Internet_20_Link"><text:span text:style-name="T1">2 Sm 13:1-18</text:span></text:a><text:span text:style-name="T1"> Que horrível comportamento este do filho mais velho de Davi! O amor de Amnon por sua meio-irmã era pura concupiscência que imediatamente se transformou em ódio quando satisfeito.</text:span></text:p>
        <text:p text:style-name="P3"/>
        <text:p text:style-name="P3"><text:soft-page-break/><text:a xlink:type="simple" xlink:href="http://bibliaonline.com.br/acf/2sm/13/19-29" text:style-name="Internet_20_link" text:visited-style-name="Visited_20_Internet_20_Link"><text:span text:style-name="T1">2 Sm 13:19-29</text:span></text:a><text:span text:style-name="T1"> O pecado tem um preço. Mentiras, enganos e homicídio são os resultados.</text:span></text:p>
        <text:p text:style-name="P3"/>
        <text:p text:style-name="P3"><text:a xlink:type="simple" xlink:href="http://bibliaonline.com.br/acf/2sm/13/30-39" text:style-name="Internet_20_link" text:visited-style-name="Visited_20_Internet_20_Link"><text:span text:style-name="T1">2 Sm 13:30-39</text:span></text:a><text:span text:style-name="T1"> Mais confusão. Absalão foge. Mas veja no capítulo </text:span><text:a xlink:type="simple" xlink:href="http://bibliaonline.com.br/acf/2sm/12/10" text:style-name="Internet_20_link" text:visited-style-name="Visited_20_Internet_20_Link"><text:span text:style-name="T1">12:10</text:span></text:a><text:span text:style-name="T1"> que Davi foi quem causou toda essa tristeza à sua família por ter desprezado o Senhor.</text:span></text:p>
        <text:p text:style-name="P3"/>
        <text:h text:style-name="P2" text:outline-level="2"><text:bookmark-start text:name="__RefHeading___Toc325_1052241590"/>#481<text:bookmark-end text:name="__RefHeading___Toc325_1052241590"/></text:h>
        <text:p text:style-name="P3"/>
        <text:p text:style-name="P5">Incredulidade é estar contente com as trevas.</text:p>
        <text:p text:style-name="P3"/>
        <text:h text:style-name="P1" text:outline-level="2"><text:bookmark-start text:name="__RefHeading___Toc327_1052241590"/><text:a xlink:type="simple" xlink:href="http://bibliaonline.com.br/acf/2sm/14" text:style-name="Internet_20_link" text:visited-style-name="Visited_20_Internet_20_Link"><text:span text:style-name="T1">2 SAMUEL 14</text:span></text:a><text:bookmark-end text:name="__RefHeading___Toc327_1052241590"/></text:h>
        <text:p text:style-name="P3"/>
        <text:p text:style-name="P5">Hoje vemos a misericórdia de Davi ao permitir que Absalão voltasse para casa. O rei possui um coração terno para com seu filho, todavia entende sua responsabilidade para com Deus em punir Absalão por haver derramado o sangue de Amnon.</text:p>
        <text:p text:style-name="P3"/>
        <text:p text:style-name="P3"><text:a xlink:type="simple" xlink:href="http://bibliaonline.com.br/acf/2sm/14/1-3" text:style-name="Internet_20_link" text:visited-style-name="Visited_20_Internet_20_Link"><text:span text:style-name="T1">2 Sm 14:1-3</text:span></text:a><text:span text:style-name="T1"> O sutil (manhoso) Joabe sabia que o coração de Davi estava ansioso por ter seu culpado filho Absalão de volta. Portanto ele usa esta mulher que finge ser uma pessoa muito triste. </text:span></text:p>
        <text:p text:style-name="P3"/>
        <text:p text:style-name="P3"><text:a xlink:type="simple" xlink:href="http://bibliaonline.com.br/acf/2sm/14/4-20" text:style-name="Internet_20_link" text:visited-style-name="Visited_20_Internet_20_Link"><text:span text:style-name="T1">2 Sm 14:4-20</text:span></text:a><text:span text:style-name="T1"> Joabe inventou uma história para ela contar ao rei.</text:span></text:p>
        <text:p text:style-name="P3"/>
        <text:p text:style-name="P3"><text:a xlink:type="simple" xlink:href="http://bibliaonline.com.br/acf/2sm/14/12-20" text:style-name="Internet_20_link" text:visited-style-name="Visited_20_Internet_20_Link"><text:span text:style-name="T1">2 Sm 14:12-20</text:span></text:a><text:span text:style-name="T1"> O rei dá a ela sua palavra. Agir em graça era o que Davi adorava fazer. (Como com Mefibosete no </text:span><text:a xlink:type="simple" xlink:href="http://bibliaonline.com.br/acf/2sm/9" text:style-name="Internet_20_link" text:visited-style-name="Visited_20_Internet_20_Link"><text:span text:style-name="T1">capítulo 9</text:span></text:a><text:span text:style-name="T1">). O estratagema estava dando certo. Se davi podia poupar o filho de outro, não poderia poupar o seu próprio?</text:span></text:p>
        <text:p text:style-name="P3"/>
        <text:p text:style-name="P3"><text:a xlink:type="simple" xlink:href="http://bibliaonline.com.br/acf/2sm/14/13-20" text:style-name="Internet_20_link" text:visited-style-name="Visited_20_Internet_20_Link"><text:span text:style-name="T1">2 Sm 14:13-20</text:span></text:a><text:span text:style-name="T1"> Mas o rei vê o dedo de Joabe nessa visita.</text:span></text:p>
        <text:p text:style-name="P3"/>
        <text:p text:style-name="P3"><text:a xlink:type="simple" xlink:href="http://bibliaonline.com.br/acf/2sm/14/21-23" text:style-name="Internet_20_link" text:visited-style-name="Visited_20_Internet_20_Link"><text:span text:style-name="T1">2 Sm 14:21-23</text:span></text:a><text:span text:style-name="T1"> O rei não muda de idéia, mas ordena a Joabe para que traga Absalão de volta. Na verdade, o próprio Joabe nada sabia sobre graça, mas sabia ser algo que havia em Davi.</text:span></text:p>
        <text:p text:style-name="P3"/>
        <text:p text:style-name="P3"><text:a xlink:type="simple" xlink:href="http://bibliaonline.com.br/acf/2sm/14/24" text:style-name="Internet_20_link" text:visited-style-name="Visited_20_Internet_20_Link"><text:span text:style-name="T1">2 Sm 14:24</text:span></text:a><text:span text:style-name="T1"> A culpa de Absalão continuava no pensamento de Davi, por isso vemos a restrição que é colocada em Absalão.</text:span></text:p>
        <text:p text:style-name="P3"><text:soft-page-break/></text:p>
        <text:p text:style-name="P3"><text:a xlink:type="simple" xlink:href="http://bibliaonline.com.br/acf/2sm/14/25-27" text:style-name="Internet_20_link" text:visited-style-name="Visited_20_Internet_20_Link"><text:span text:style-name="T1">2 Sm 14:25-27</text:span></text:a><text:span text:style-name="T1"> A aparência de Absalão. Tanto Saul quanto Absalão eram muito atraentes à vista.</text:span></text:p>
        <text:p text:style-name="P3"/>
        <text:p text:style-name="P3"><text:a xlink:type="simple" xlink:href="http://bibliaonline.com.br/acf/2sm/14/28-33" text:style-name="Internet_20_link" text:visited-style-name="Visited_20_Internet_20_Link"><text:span text:style-name="T1">2 Sm 14:28-33</text:span></text:a><text:span text:style-name="T1"> Joabe tem outro estratagema para fazer com que o rei receba Absalão. Podemos ver claramente que apesar de Davi ser um bom rei, ele era um pai que deixava a desejar em vários, vários aspectos.</text:span></text:p>
        <text:p text:style-name="P3"/>
        <text:h text:style-name="P2" text:outline-level="2"><text:bookmark-start text:name="__RefHeading___Toc329_1052241590"/>#482<text:bookmark-end text:name="__RefHeading___Toc329_1052241590"/></text:h>
        <text:p text:style-name="P3"/>
        <text:p text:style-name="P5">O evangelho tem dois lados... o lado do crer... e o lado do comportamento. Nosso comportamento demonstra o quanto cremos.</text:p>
        <text:p text:style-name="P3"/>
        <text:h text:style-name="P1" text:outline-level="2"><text:bookmark-start text:name="__RefHeading___Toc331_1052241590"/><text:a xlink:type="simple" xlink:href="http://bibliaonline.com.br/acf/2sm/15/1-18" text:style-name="Internet_20_link" text:visited-style-name="Visited_20_Internet_20_Link"><text:span text:style-name="T1">2 SAMUEL 15, Vers. 1-18</text:span></text:a><text:bookmark-end text:name="__RefHeading___Toc331_1052241590"/></text:h>
        <text:p text:style-name="P3"/>
        <text:p text:style-name="P3"><text:span text:style-name="T1">Depois de toda a graça com que Absalão foi tratado, agora seu coração traidor é revelado. (Depois de toda a bondade e graça de Deus para com o homem haver sido demonstrada na cruz trazendo salvação, mesmo com tudo isso, se levantará nesta terra o homem de pecado, o anticristo. Isso acontecerá após nós os crentes termos partido para a glória - </text:span><text:a xlink:type="simple" xlink:href="http://bibliaonline.com.br/acf/2ts/2/7-12" text:style-name="Internet_20_link" text:visited-style-name="Visited_20_Internet_20_Link"><text:span text:style-name="T1">2 Ts 2:7-12</text:span></text:a><text:span text:style-name="T1">. Absalão é uma clara figura do anticristo.</text:span></text:p>
        <text:p text:style-name="P3"/>
        <text:p text:style-name="P3"><text:span text:style-name="T1">A </text:span><text:a xlink:type="simple" xlink:href="http://bibliaonline.com.br/acf/2sm/14/33" text:style-name="Internet_20_link" text:visited-style-name="Visited_20_Internet_20_Link"><text:span text:style-name="T1">última</text:span></text:a><text:span text:style-name="T1"> sentença do capítulo de ontem indicava que Absalão estava assumindo um lugar bem humilde diante de seu pai, mas repare na </text:span><text:a xlink:type="simple" xlink:href="http://bibliaonline.com.br/acf/2sm/15/1" text:style-name="Internet_20_link" text:visited-style-name="Visited_20_Internet_20_Link"><text:span text:style-name="T1">primeira</text:span></text:a><text:span text:style-name="T1"> sentença de nosso capítulo hoje, "depois disto" que mostra o verdadeiro coração de Absalão... que se exalta a si mesmo!</text:span></text:p>
        <text:p text:style-name="P3"/>
        <text:p text:style-name="P3"><text:a xlink:type="simple" xlink:href="http://bibliaonline.com.br/acf/2sm/15/1-16" text:style-name="Internet_20_link" text:visited-style-name="Visited_20_Internet_20_Link"><text:span text:style-name="T1">2 Sm 15:1-16</text:span></text:a><text:span text:style-name="T1"> Absalão articula seus planos sutis. Há duas coisas que ele busca... Uma é minar o poder do rei, a outra promover a si próprio. Para isso ele usa de bajulação. Absalão nunca amou essas pessoas como Davi amou. </text:span></text:p>
        <text:p text:style-name="P3"/>
        <text:p text:style-name="P3"><text:a xlink:type="simple" xlink:href="http://bibliaonline.com.br/acf/2sm/15/7" text:style-name="Internet_20_link" text:visited-style-name="Visited_20_Internet_20_Link"><text:span text:style-name="T1">2 Sm 15:7</text:span></text:a><text:span text:style-name="T1"> Isto provavelmente deveria ser "quatro" e não "quarenta". </text:span></text:p>
        <text:p text:style-name="P3"/>
        <text:p text:style-name="P3"><text:a xlink:type="simple" xlink:href="http://bibliaonline.com.br/acf/2sm/15/7-9" text:style-name="Internet_20_link" text:visited-style-name="Visited_20_Internet_20_Link"><text:span text:style-name="T1">2 Sm 15:7-9</text:span></text:a><text:span text:style-name="T1"> Repare que Absalão usa o nome do Senhor enquanto mente para seu pai. Seu pai está completamente enganado.</text:span></text:p>
        <text:p text:style-name="P3"><text:soft-page-break/></text:p>
        <text:p text:style-name="P3"><text:a xlink:type="simple" xlink:href="http://bibliaonline.com.br/acf/2sm/15/10" text:style-name="Internet_20_link" text:visited-style-name="Visited_20_Internet_20_Link"><text:span text:style-name="T1">2 Sm 15:10</text:span></text:a><text:span text:style-name="T1"> Ele tem seu plano bem articulado por todo o Israel, para iniciar uma rebelião contra seu pai.</text:span></text:p>
        <text:p text:style-name="P3"/>
        <text:p text:style-name="P3"><text:a xlink:type="simple" xlink:href="http://bibliaonline.com.br/acf/2sm/15/11" text:style-name="Internet_20_link" text:visited-style-name="Visited_20_Internet_20_Link"><text:span text:style-name="T1">2 Sm 15:11</text:span></text:a><text:span text:style-name="T1"> Ele engana até estes 200 homens.</text:span></text:p>
        <text:p text:style-name="P3"/>
        <text:p text:style-name="P3"><text:a xlink:type="simple" xlink:href="http://bibliaonline.com.br/acf/2sm/15/12" text:style-name="Internet_20_link" text:visited-style-name="Visited_20_Internet_20_Link"><text:span text:style-name="T1">2 Sm 15:12</text:span></text:a><text:span text:style-name="T1"> Pior - ele oferece sacrifícios ao Senhor enquanto planeja seus enganos!</text:span></text:p>
        <text:p text:style-name="P3"/>
        <text:p text:style-name="P3"><text:a xlink:type="simple" xlink:href="http://bibliaonline.com.br/acf/2sm/15/13-18" text:style-name="Internet_20_link" text:visited-style-name="Visited_20_Internet_20_Link"><text:span text:style-name="T1">2 Sm 15:13-18</text:span></text:a><text:span text:style-name="T1"> O rei Davi deve agora reunir ao redor de si os poucos leais dentre o povo, e abandonar sua capital - Jerusalém.</text:span></text:p>
        <text:p text:style-name="P3"/>
        <text:h text:style-name="P2" text:outline-level="2"><text:bookmark-start text:name="__RefHeading___Toc333_1052241590"/>#483<text:bookmark-end text:name="__RefHeading___Toc333_1052241590"/></text:h>
        <text:p text:style-name="P3"/>
        <text:p text:style-name="P5">A frieza da alma leva-me a um sistema de homens.</text:p>
        <text:p text:style-name="P3"/>
        <text:h text:style-name="P1" text:outline-level="2"><text:bookmark-start text:name="__RefHeading___Toc335_1052241590"/><text:a xlink:type="simple" xlink:href="http://bibliaonline.com.br/acf/2sm/15/19-37" text:style-name="Internet_20_link" text:visited-style-name="Visited_20_Internet_20_Link"><text:span text:style-name="T1">2 SAMUEL 15, Vers. 19-37</text:span></text:a><text:bookmark-end text:name="__RefHeading___Toc335_1052241590"/></text:h>
        <text:p text:style-name="P3"/>
        <text:p text:style-name="P5">Um maravilhoso exemplo de fidelidade a Davi pessoalmente, por um homem de um país inimigo (Filisteu). Leia estes versículos vagarosamente e entenda que o Rei Davi havia conquistado o coração de Itai de tal maneira que nada iria fazê-lo desistir de seguir completamente a Davi, inclusive com seus filhos pequenos. (Uma coisa é seguir o Senhor quando há uma porção de gente conosco, mas outra é fazer isso quando tudo é contrário e apenas alguns poucos estão conosco quando seguimos um Homem rejeitado.)</text:p>
        <text:p text:style-name="P3"/>
        <text:p text:style-name="P3"><text:a xlink:type="simple" xlink:href="http://bibliaonline.com.br/acf/2sm/15/24-29" text:style-name="Internet_20_link" text:visited-style-name="Visited_20_Internet_20_Link"><text:span text:style-name="T1">2 Sm 15:24-29</text:span></text:a><text:span text:style-name="T1"> Um século antes disto, Israel não tinha um homem como Davi como cabeça. Em 1 Samuel </text:span><text:a xlink:type="simple" xlink:href="http://bibliaonline.com.br/acf/1sm/4/3-4" text:style-name="Internet_20_link" text:visited-style-name="Visited_20_Internet_20_Link"><text:span text:style-name="T1">4:3-4</text:span></text:a><text:span text:style-name="T1"> o povo e os sacerdotes entram em pânico quando são atacados, e carregam a arca sagrada para o campo de batalha, e a perdem para o inimigo. Em contraste, aqui Davi se recusa a usar um objeto sagrado e ordena que os sacerdotes levem a arca de volta a Jerusalém.</text:span></text:p>
        <text:p text:style-name="P3"/>
        <text:p text:style-name="P3"><text:a xlink:type="simple" xlink:href="http://bibliaonline.com.br/acf/2sm/15/30-37" text:style-name="Internet_20_link" text:visited-style-name="Visited_20_Internet_20_Link"><text:span text:style-name="T1">2 Sm 15:30-37</text:span></text:a><text:span text:style-name="T1"> Repare o que Davi faz (no </text:span><text:a xlink:type="simple" xlink:href="http://bibliaonline.com.br/acf/2sm/15/31" text:style-name="Internet_20_link" text:visited-style-name="Visited_20_Internet_20_Link"><text:span text:style-name="T1">vers. 31</text:span></text:a><text:span text:style-name="T1">). Ele derrama seu coração diante de Deus. Ele instrui os sacerdotes para que permaneçam com seu filho rebelde.</text:span></text:p>
        <text:p text:style-name="P3"/>
        <text:h text:style-name="P2" text:outline-level="2"><text:bookmark-start text:name="__RefHeading___Toc337_1052241590"/><text:soft-page-break/>#484<text:bookmark-end text:name="__RefHeading___Toc337_1052241590"/></text:h>
        <text:p text:style-name="P3"/>
        <text:p text:style-name="P5">Característico do homem... criar um deus que se adapte a ele... e depois se tornar como esse deus.</text:p>
        <text:p text:style-name="P3"/>
        <text:h text:style-name="P1" text:outline-level="2"><text:bookmark-start text:name="__RefHeading___Toc339_1052241590"/><text:a xlink:type="simple" xlink:href="http://bibliaonline.com.br/acf/2sm/16" text:style-name="Internet_20_link" text:visited-style-name="Visited_20_Internet_20_Link"><text:span text:style-name="T1">2 SAMUEL 16 e 17</text:span></text:a><text:bookmark-end text:name="__RefHeading___Toc339_1052241590"/></text:h>
        <text:p text:style-name="P3"/>
        <text:p text:style-name="P3"><text:a xlink:type="simple" xlink:href="http://bibliaonline.com.br/acf/2sm/16/1-4" text:style-name="Internet_20_link" text:visited-style-name="Visited_20_Internet_20_Link"><text:span text:style-name="T1">2 Sm 16:1-4</text:span></text:a><text:span text:style-name="T1"> Davi é enganado pelas mentiras de Ziba. Volte ao </text:span><text:a xlink:type="simple" xlink:href="http://bibliaonline.com.br/acf/2sm/9" text:style-name="Internet_20_link" text:visited-style-name="Visited_20_Internet_20_Link"><text:span text:style-name="T1">capítulo 9</text:span></text:a><text:span text:style-name="T1"> para ver quem ele era. Davi acredita na mentira, e dá a Ziba toda a terra que pertencia a Mefibosete. Mas há uma bela sequência disto que iremos ver em breve.</text:span></text:p>
        <text:p text:style-name="P3"/>
        <text:p text:style-name="P3"><text:a xlink:type="simple" xlink:href="http://bibliaonline.com.br/acf/2sm/16/5-14" text:style-name="Internet_20_link" text:visited-style-name="Visited_20_Internet_20_Link"><text:span text:style-name="T1">2 Sm 16:5-14</text:span></text:a><text:span text:style-name="T1"> Um contraste com os presentes dos versículos </text:span><text:a xlink:type="simple" xlink:href="http://bibliaonline.com.br/acf/2sm/16/1,2" text:style-name="Internet_20_link" text:visited-style-name="Visited_20_Internet_20_Link"><text:span text:style-name="T1">1 e 2</text:span></text:a><text:span text:style-name="T1">. Davi experimenta conforto e ódio. Frutos vindos de um - pedras e maldições vindos de outro. Neste caso, ouvimos o humilde rei impedindo que seus homens derramem sangue.</text:span></text:p>
        <text:p text:style-name="P3"/>
        <text:p text:style-name="P3"><text:a xlink:type="simple" xlink:href="http://bibliaonline.com.br/acf/2sm/16/15-23" text:style-name="Internet_20_link" text:visited-style-name="Visited_20_Internet_20_Link"><text:span text:style-name="T1">2 Sm 16:15-23</text:span></text:a><text:span text:style-name="T1"> Os dois conselheiros têm ideias opostas para Absalão. A mensagem é passada adiante e finalmente chega até Davi, que rapidamente cruza o rio Jordão.</text:span></text:p>
        <text:p text:style-name="P3"/>
        <text:p text:style-name="P3"><text:a xlink:type="simple" xlink:href="http://bibliaonline.com.br/acf/2sm/17/23" text:style-name="Internet_20_link" text:visited-style-name="Visited_20_Internet_20_Link"><text:span text:style-name="T1">2 Sm 17:23</text:span></text:a><text:span text:style-name="T1"> O fim de Aitofel.</text:span></text:p>
        <text:p text:style-name="P3"/>
        <text:p text:style-name="P3"><text:a xlink:type="simple" xlink:href="http://bibliaonline.com.br/acf/2sm/17/24-26" text:style-name="Internet_20_link" text:visited-style-name="Visited_20_Internet_20_Link"><text:span text:style-name="T1">2 Sm 17:24-26</text:span></text:a><text:span text:style-name="T1"> Absalão persegue Davi.</text:span></text:p>
        <text:p text:style-name="P3"/>
        <text:p text:style-name="P3"><text:a xlink:type="simple" xlink:href="http://bibliaonline.com.br/acf/2sm/17/27-29" text:style-name="Internet_20_link" text:visited-style-name="Visited_20_Internet_20_Link"><text:span text:style-name="T1">2 Sm 17:27-29</text:span></text:a><text:span text:style-name="T1"> Davi tem amigos que possuem um coração terno e generoso e lhe enviam estes presentes. Que encorajamento todas essas coisas devem ter sido para Davi e para todos os que estavam com ele!</text:span></text:p>
        <text:p text:style-name="P3"/>
        <text:h text:style-name="P2" text:outline-level="2"><text:bookmark-start text:name="__RefHeading___Toc341_1052241590"/>#485<text:bookmark-end text:name="__RefHeading___Toc341_1052241590"/></text:h>
        <text:p text:style-name="P3"/>
        <text:p text:style-name="P5">Abraham Lincoln disse certa vez, "Posso ver como pode ser possível para um homem olhar para a terra e ser um ateu, mas não posso conceber como ele poderia olhar para cima, para os céus, e dizer que Deus não existe."</text:p>
        <text:p text:style-name="P3"/>
        <text:h text:style-name="P1" text:outline-level="2"><text:bookmark-start text:name="__RefHeading___Toc343_1052241590"/><text:soft-page-break/><text:a xlink:type="simple" xlink:href="http://bibliaonline.com.br/acf/2sm/18" text:style-name="Internet_20_link" text:visited-style-name="Visited_20_Internet_20_Link"><text:span text:style-name="T1">2 SAMUEL 18</text:span></text:a><text:bookmark-end text:name="__RefHeading___Toc343_1052241590"/></text:h>
        <text:p text:style-name="P3"/>
        <text:p text:style-name="P3"><text:a xlink:type="simple" xlink:href="http://bibliaonline.com.br/acf/2sm/18/1-5" text:style-name="Internet_20_link" text:visited-style-name="Visited_20_Internet_20_Link"><text:span text:style-name="T1">2 Sm 18:1-5</text:span></text:a><text:span text:style-name="T1"> Davi traça seus planos.</text:span></text:p>
        <text:p text:style-name="P3"/>
        <text:p text:style-name="P3"><text:a xlink:type="simple" xlink:href="http://bibliaonline.com.br/acf/2sm/18/6-18" text:style-name="Internet_20_link" text:visited-style-name="Visited_20_Internet_20_Link"><text:span text:style-name="T1">2 Sm 18:6-18</text:span></text:a><text:span text:style-name="T1"> Chega o clímax. Absalão que era um homem tão ardiloso, vaidoso e mau, morre pendurado em uma árvore; sua cabeça (sua inteligência) preza nos galhos. Podemos pensar por que Deus nos dá todos estes detalhes... O que significam? No futuro haverá o período chamado de "tribulação". Ele ocorre logo depois de todos os crentes no Senhor Jesus serem levados repentinamente para o céu (pode ser hoje!). Então um homem aparecerá na terra de Israel, que se declarará como sendo o "Messias". (</text:span><text:a xlink:type="simple" xlink:href="http://bibliaonline.com.br/acf/2ts/2/7-10" text:style-name="Internet_20_link" text:visited-style-name="Visited_20_Internet_20_Link"><text:span text:style-name="T1">2Ts 2:7-10</text:span></text:a><text:span text:style-name="T1">). Deus permitirá que ele "roube" os corações de milhões de pessoas, enganando-as para que pensem que ele é o prometido. Então ele mudará de repente e anunciará que está contra Deus. Ele é o "Anticristo" (</text:span><text:a xlink:type="simple" xlink:href="http://bibliaonline.com.br/acf/1jo/2/18" text:style-name="Internet_20_link" text:visited-style-name="Visited_20_Internet_20_Link"><text:span text:style-name="T1">1 Jo 2:18</text:span></text:a><text:span text:style-name="T1">, </text:span><text:a xlink:type="simple" xlink:href="http://bibliaonline.com.br/acf/1jo/4/3" text:style-name="Internet_20_link" text:visited-style-name="Visited_20_Internet_20_Link"><text:span text:style-name="T1">4:3</text:span></text:a><text:span text:style-name="T1">) que o Senhor Jesus lançará vivo no inferno (</text:span><text:a xlink:type="simple" xlink:href="http://bibliaonline.com.br/acf/ap/19/20" text:style-name="Internet_20_link" text:visited-style-name="Visited_20_Internet_20_Link"><text:span text:style-name="T1">Ap 19:20</text:span></text:a><text:span text:style-name="T1">. Ali ele é chamado também de "falso profeta"). Agora podemos entender melhor que Absalão é uma figura desse homem.</text:span></text:p>
        <text:p text:style-name="P3"/>
        <text:p text:style-name="P3"><text:a xlink:type="simple" xlink:href="http://bibliaonline.com.br/acf/2sm/18/33" text:style-name="Internet_20_link" text:visited-style-name="Visited_20_Internet_20_Link"><text:span text:style-name="T1">2 Sm 18:33</text:span></text:a><text:span text:style-name="T1"> Se Davi sentiu tanto assim é difícil saber. O Senhor havia punido Absalão, e provavelmente ele deveria estar mais em sintonia com os pensamentos de Deus. Todavia isso nos mostra a bondade de Davi.</text:span></text:p>
        <text:p text:style-name="P3"/>
        <text:h text:style-name="P2" text:outline-level="2"><text:bookmark-start text:name="__RefHeading___Toc345_1052241590"/>#486<text:bookmark-end text:name="__RefHeading___Toc345_1052241590"/></text:h>
        <text:p text:style-name="P3"/>
        <text:p text:style-name="P5">O grande impedimento para a paz consistente é a dúvida em nossa mente, se somos realmente tão maus quanto Deus sabe que somos.</text:p>
        <text:p text:style-name="P3"/>
        <text:h text:style-name="P1" text:outline-level="2"><text:bookmark-start text:name="__RefHeading___Toc347_1052241590"/><text:a xlink:type="simple" xlink:href="http://bibliaonline.com.br/acf/2sm/19/1-15" text:style-name="Internet_20_link" text:visited-style-name="Visited_20_Internet_20_Link"><text:span text:style-name="T1">2 SAMUEL 19, Vers. 1-15</text:span></text:a><text:bookmark-end text:name="__RefHeading___Toc347_1052241590"/></text:h>
        <text:p text:style-name="P3"/>
        <text:p text:style-name="P3"><text:a xlink:type="simple" xlink:href="http://bibliaonline.com.br/acf/2sm/19/1-15" text:style-name="Internet_20_link" text:visited-style-name="Visited_20_Internet_20_Link"><text:span text:style-name="T1">2 Sm 19:1-15</text:span></text:a><text:span text:style-name="T1"> Os líderes do rei não gostam de ver a tristeza que Davi sentia por seu filho Absalão. Joabe fala de modo bem ríspido com Davi. É possível que Davi tenha exagerado na tristeza, esquecendo-se de que Deus estava na direção de tudo. Os tipos sempre falham de alguma maneira. Davi falha - mas o Senhor Jesus nunca falha! Tudo será perfeito quando o Senhor Jesus vier em poder.</text:span></text:p>
        <text:p text:style-name="P3"/>
        <text:h text:style-name="P2" text:outline-level="2"><text:bookmark-start text:name="__RefHeading___Toc349_1052241590"/><text:soft-page-break/>#487<text:bookmark-end text:name="__RefHeading___Toc349_1052241590"/></text:h>
        <text:p text:style-name="P3"/>
        <text:p text:style-name="P5">O mundo é um imenso sistema construído por Satanás em torno do homem caído para mantê-lo insensível para com sua ruína.</text:p>
        <text:p text:style-name="P3"/>
        <text:h text:style-name="P1" text:outline-level="2"><text:bookmark-start text:name="__RefHeading___Toc351_1052241590"/><text:a xlink:type="simple" xlink:href="http://bibliaonline.com.br/acf/2sm/19/16-40" text:style-name="Internet_20_link" text:visited-style-name="Visited_20_Internet_20_Link"><text:span text:style-name="T1">2 SAMUEL 19, Vers. 16-40</text:span></text:a><text:bookmark-end text:name="__RefHeading___Toc351_1052241590"/></text:h>
        <text:p text:style-name="P3"/>
        <text:p text:style-name="P3"><text:a xlink:type="simple" xlink:href="http://bibliaonline.com.br/acf/2sm/19/16-23" text:style-name="Internet_20_link" text:visited-style-name="Visited_20_Internet_20_Link"><text:span text:style-name="T1">2 Sm 19:16-23</text:span></text:a><text:span text:style-name="T1"> Você se lembra do que este homem fez a Davi quando Davi estava fugindo? (</text:span><text:a xlink:type="simple" xlink:href="http://bibliaonline.com.br/acf/2sm/16/5" text:style-name="Internet_20_link" text:visited-style-name="Visited_20_Internet_20_Link"><text:span text:style-name="T1">16:5</text:span></text:a><text:span text:style-name="T1">). Agora Davi aceita este homem com base em suas próprias palavras. (Durante o milênio haverá muitos que fingirão obediência, mas o que está verdadeiramente em seus corações virá para fora, e eles serão castigados) Procure se lembrar deste homem quando chegarmos a Salomão, filho do Rei Davi. Ele tem algo a dizer acerca de Simei.</text:span></text:p>
        <text:p text:style-name="P3"/>
        <text:p text:style-name="P3"><text:a xlink:type="simple" xlink:href="http://bibliaonline.com.br/acf/2sm/19/24-30" text:style-name="Internet_20_link" text:visited-style-name="Visited_20_Internet_20_Link"><text:span text:style-name="T1">2 Sm 19:24-30</text:span></text:a><text:span text:style-name="T1"> Maravilhoso contraste. Não havia fingimento aqui. Volte ao </text:span><text:a xlink:type="simple" xlink:href="http://bibliaonline.com.br/acf/2sm/9" text:style-name="Internet_20_link" text:visited-style-name="Visited_20_Internet_20_Link"><text:span text:style-name="T1">capítulo 9</text:span></text:a><text:span text:style-name="T1">, e também a </text:span><text:a xlink:type="simple" xlink:href="http://bibliaonline.com.br/acf/2sm/16/1-4" text:style-name="Internet_20_link" text:visited-style-name="Visited_20_Internet_20_Link"><text:span text:style-name="T1">16:1-4</text:span></text:a><text:span text:style-name="T1">. Mas hoje aprendemos o que verdadeiramente estava no coração de Mefibosete. Todo o tempo que Davi ficou fora, repare no que Mefibosete não fez! Repare também na diferença entre as palavras de Simei (</text:span><text:a xlink:type="simple" xlink:href="http://bibliaonline.com.br/acf/2sm/19/20" text:style-name="Internet_20_link" text:visited-style-name="Visited_20_Internet_20_Link"><text:span text:style-name="T1">vers. 20</text:span></text:a><text:span text:style-name="T1">) quando falou ao Rei Davi... "Teu servo deveras confessa que pecou", e as palavras do fiel Mefibosete (</text:span><text:a xlink:type="simple" xlink:href="http://bibliaonline.com.br/acf/2sm/19/30" text:style-name="Internet_20_link" text:visited-style-name="Visited_20_Internet_20_Link"><text:span text:style-name="T1">vers. 30</text:span></text:a><text:span text:style-name="T1">), quando ouviu que Ziba (</text:span><text:a xlink:type="simple" xlink:href="http://bibliaonline.com.br/acf/2sm/19/26" text:style-name="Internet_20_link" text:visited-style-name="Visited_20_Internet_20_Link"><text:span text:style-name="T1">vers. 26</text:span></text:a><text:span text:style-name="T1">) havia recebido a Davi, disse "Tome ele também tudo." Ele estava satisfeito por ter Davi de volta, portanto não se importava com a propriedade que havia perdido. (Leia </text:span><text:a xlink:type="simple" xlink:href="http://bibliaonline.com.br/acf/hb/10/34" text:style-name="Internet_20_link" text:visited-style-name="Visited_20_Internet_20_Link"><text:span text:style-name="T1">Hb 10:34</text:span></text:a><text:span text:style-name="T1">).</text:span></text:p>
        <text:p text:style-name="P3"/>
        <text:p text:style-name="P3"><text:a xlink:type="simple" xlink:href="http://bibliaonline.com.br/acf/2sm/19/31-40" text:style-name="Internet_20_link" text:visited-style-name="Visited_20_Internet_20_Link"><text:span text:style-name="T1">2 Sm 19:31-40</text:span></text:a><text:span text:style-name="T1"> Outro adorável caráter. Este homem não tinha interesse na glória ou nos prêmios terrenos. Ele amava Davi e o apoiou no tempo da sua rejeição. (Somos fiéis a Cristo durante o tempo da Sua rejeição?) Davi quer recompensar a Barzilai, mas não pode. O tipo mais uma vez falha. (Mas todos irão receber sua devida recompensa quando o Senhor Jesus voltar - </text:span><text:a xlink:type="simple" xlink:href="http://bibliaonline.com.br/acf/1co/4/5" text:style-name="Internet_20_link" text:visited-style-name="Visited_20_Internet_20_Link"><text:span text:style-name="T1">1 Co 4:5</text:span></text:a><text:span text:style-name="T1">).</text:span></text:p>
        <text:p text:style-name="P3"/>
        <text:p text:style-name="P3"><text:a xlink:type="simple" xlink:href="http://bibliaonline.com.br/acf/2sm/19/41-43" text:style-name="Internet_20_link" text:visited-style-name="Visited_20_Internet_20_Link"><text:span text:style-name="T1">2 Sm 19:41-43</text:span></text:a><text:span text:style-name="T1"> O povo tenta exceder um ao outro ao trazer seu rei de volta à sua amada capital. (Que dia glorioso está chegando quando o Senhor Jesus voltar para reinar sobre esta terra em justiça, e estaremos com Ele - Ezequiel </text:span><text:a xlink:type="simple" xlink:href="http://bibliaonline.com.br/acf/ez/43/2" text:style-name="Internet_20_link" text:visited-style-name="Visited_20_Internet_20_Link"><text:span text:style-name="T1">43:2</text:span></text:a><text:span text:style-name="T1"> e Ap </text:span><text:a xlink:type="simple" xlink:href="http://bibliaonline.com.br/acf/ap/5/10" text:style-name="Internet_20_link" text:visited-style-name="Visited_20_Internet_20_Link"><text:span text:style-name="T1">5:10</text:span></text:a><text:span text:style-name="T1">).</text:span></text:p>
        <text:p text:style-name="P3"/>
        <text:h text:style-name="P2" text:outline-level="2"><text:bookmark-start text:name="__RefHeading___Toc353_1052241590"/><text:soft-page-break/>#488<text:bookmark-end text:name="__RefHeading___Toc353_1052241590"/></text:h>
        <text:p text:style-name="P3"/>
        <text:p text:style-name="P5">Àquilo que Cristo morreu é o que Satanás se opõe... e temporariamente consegue.</text:p>
        <text:p text:style-name="P3"/>
        <text:h text:style-name="P1" text:outline-level="2"><text:bookmark-start text:name="__RefHeading___Toc355_1052241590"/><text:a xlink:type="simple" xlink:href="http://bibliaonline.com.br/acf/2sm/20" text:style-name="Internet_20_link" text:visited-style-name="Visited_20_Internet_20_Link"><text:span text:style-name="T1">2 SAMUEL 20</text:span></text:a><text:bookmark-end text:name="__RefHeading___Toc355_1052241590"/></text:h>
        <text:p text:style-name="P3"/>
        <text:p text:style-name="P3"><text:span text:style-name="T1">Surge outro traidor - Seba. Você deve se lembrar de que Joabe foi substituído como general do exército de Davi por Amasa (</text:span><text:a xlink:type="simple" xlink:href="http://bibliaonline.com.br/acf/2sm/19/13" text:style-name="Internet_20_link" text:visited-style-name="Visited_20_Internet_20_Link"><text:span text:style-name="T1">19:13</text:span></text:a><text:span text:style-name="T1">). Mas aqui vemos Joabe atuando de maneira firme e corajosa em favor do rei, para se livrar do traidor Seba, embora proceda de modo muito enganoso para com Amasa, matando-o. Joabe era sempre um homem muito duro para o gosto de Davi - 2 Samuel </text:span><text:a xlink:type="simple" xlink:href="http://bibliaonline.com.br/acf/2sm/3/27-39" text:style-name="Internet_20_link" text:visited-style-name="Visited_20_Internet_20_Link"><text:span text:style-name="T1">3:27-39</text:span></text:a><text:span text:style-name="T1">, principalmente o </text:span><text:a xlink:type="simple" xlink:href="http://bibliaonline.com.br/acf/2sm/3/39" text:style-name="Internet_20_link" text:visited-style-name="Visited_20_Internet_20_Link"><text:span text:style-name="T1">último</text:span></text:a><text:span text:style-name="T1"> versículo.</text:span></text:p>
        <text:p text:style-name="P3"/>
        <text:h text:style-name="P2" text:outline-level="2"><text:bookmark-start text:name="__RefHeading___Toc357_1052241590"/>#489<text:bookmark-end text:name="__RefHeading___Toc357_1052241590"/></text:h>
        <text:p text:style-name="P3"/>
        <text:p text:style-name="P5">O orgulho continua sendo a tática principal de Satanás para com os homens de hoje. O orgulho é o maior de todos os pecados que nos afligem; de todos os nossos inimigos, é que morre mais devagar e da forma mais difícil.</text:p>
        <text:p text:style-name="P3"/>
        <text:h text:style-name="P1" text:outline-level="2"><text:bookmark-start text:name="__RefHeading___Toc359_1052241590"/><text:a xlink:type="simple" xlink:href="http://bibliaonline.com.br/acf/2sm/21" text:style-name="Internet_20_link" text:visited-style-name="Visited_20_Internet_20_Link"><text:span text:style-name="T1">2 SAMUEL 21</text:span></text:a><text:bookmark-end text:name="__RefHeading___Toc359_1052241590"/></text:h>
        <text:p text:style-name="P3"/>
        <text:p text:style-name="P3"><text:a xlink:type="simple" xlink:href="http://bibliaonline.com.br/acf/2sm/21/1-14" text:style-name="Internet_20_link" text:visited-style-name="Visited_20_Internet_20_Link"><text:span text:style-name="T1">2 Sm 21:1-14</text:span></text:a><text:span text:style-name="T1"> Esta parte prova um ponto muito importante... que Deus é santo, e que mesmo aquilo que foi feito há muito tempo e foi esquecido pelo povo, Deus Se lembra e exige que seja pago. "Deus pede conta do que passou." - Eclesiastes </text:span><text:a xlink:type="simple" xlink:href="http://bibliaonline.com.br/acf/ec/3/15" text:style-name="Internet_20_link" text:visited-style-name="Visited_20_Internet_20_Link"><text:span text:style-name="T1">3:15</text:span></text:a><text:span text:style-name="T1">. Para entender este capítulo, devemos ler primeiro Josué </text:span><text:a xlink:type="simple" xlink:href="http://bibliaonline.com.br/acf/js/9/3-21" text:style-name="Internet_20_link" text:visited-style-name="Visited_20_Internet_20_Link"><text:span text:style-name="T1">9:3-21</text:span></text:a><text:span text:style-name="T1">. Uma promessa havia sido feita ao povo, e apesar de haver enganado a Josué, o povo não seria destruído. Mas o rei Saul, muitos anos mais tarde, em seu pretenso zelo pelo Senhor, mata alguns deles. Agora, vários anos depois, Deus manda uma fome por 3 anos. Davi pergunta ao Senhor e lhe é dito a causa. Há o perigo de se pensar que o que passou, passou. (Podemos participar de um grupo de cristãos e não perguntar como foi que surgiu. O fato de fecharmos nossos olhos não resolve nada. Devemos julgar tudo e nos separarmos do mal se quisermos ser abençoados pelo Senhor). Davi perguntou ao Senhor. (</text:span><text:a xlink:type="simple" xlink:href="http://bibliaonline.com.br/acf/lc/22/9" text:style-name="Internet_20_link" text:visited-style-name="Visited_20_Internet_20_Link"><text:span text:style-name="T1">Lc 22:9</text:span></text:a><text:span text:style-name="T1"> é uma boa pergunta para fazermos). O equilíbrio deste capítulo nos mostra os sentimentos, a energia e força do </text:span><text:soft-page-break/><text:span text:style-name="T1">povo de Davi quando sua própria força física começa a diminuir.</text:span></text:p>
        <text:p text:style-name="P3"/>
        <text:h text:style-name="P2" text:outline-level="2"><text:bookmark-start text:name="__RefHeading___Toc361_1052241590"/>#490<text:bookmark-end text:name="__RefHeading___Toc361_1052241590"/></text:h>
        <text:p text:style-name="P3"/>
        <text:p text:style-name="P5">A infidelidade é baseada na falsa presunção de que a mente humana é competente para julgar as coisas de Deus.</text:p>
        <text:p text:style-name="P3"/>
        <text:h text:style-name="P1" text:outline-level="2"><text:bookmark-start text:name="__RefHeading___Toc363_1052241590"/><text:a xlink:type="simple" xlink:href="http://bibliaonline.com.br/acf/2sm/22" text:style-name="Internet_20_link" text:visited-style-name="Visited_20_Internet_20_Link"><text:span text:style-name="T1">2 SAMUEL 22</text:span></text:a><text:bookmark-end text:name="__RefHeading___Toc363_1052241590"/></text:h>
        <text:p text:style-name="P3"/>
        <text:p text:style-name="P3"><text:span text:style-name="T1">O </text:span><text:a xlink:type="simple" xlink:href="http://bibliaonline.com.br/acf/sl/18" text:style-name="Internet_20_link" text:visited-style-name="Visited_20_Internet_20_Link"><text:span text:style-name="T1">Salmo 18</text:span></text:a><text:span text:style-name="T1"> é muito parecido com este capítulo. Uma combinação da história de Israel com Davi como um tipo do Messias. (Isto pode ser difícil de entender. Se assim for, apenas leia o capítulo). Que o Senhor possa ser avaliado por cada um de nós como Ele foi pelo Rei Davi. Conte quantas vezes Davi mostrou o apreço que tinha pelo Senhor ("Meu", "meu", "meu") </text:span><text:a xlink:type="simple" xlink:href="http://bibliaonline.com.br/acf/sl/118/2" text:style-name="Internet_20_link" text:visited-style-name="Visited_20_Internet_20_Link"><text:span text:style-name="T1">vers. 2</text:span></text:a><text:span text:style-name="T1"> e seguintes.</text:span></text:p>
        <text:p text:style-name="P3"/>
        <text:p text:style-name="P5">Repare as dores pelas quais a Pessoa passa, e então é trazido para fora delas como o Libertador. Uma história de dores e sofrimentos seguida por gozo e vitória.</text:p>
        <text:p text:style-name="P3"/>
        <text:h text:style-name="P2" text:outline-level="2"><text:bookmark-start text:name="__RefHeading___Toc365_1052241590"/>#491<text:bookmark-end text:name="__RefHeading___Toc365_1052241590"/></text:h>
        <text:p text:style-name="P3"/>
        <text:p text:style-name="P3"><text:span text:style-name="T1">Satanás é... "o príncipe das potestades do ar." </text:span><text:a xlink:type="simple" xlink:href="http://bibliaonline.com.br/acf/ef/2/2" text:style-name="Internet_20_link" text:visited-style-name="Visited_20_Internet_20_Link"><text:span text:style-name="T1">Ef 2:2</text:span></text:a><text:span text:style-name="T1">; "o deus deste século" </text:span><text:a xlink:type="simple" xlink:href="http://bibliaonline.com.br/acf/2co/4/4" text:style-name="Internet_20_link" text:visited-style-name="Visited_20_Internet_20_Link"><text:span text:style-name="T1">2 Co 4:4</text:span></text:a><text:span text:style-name="T1">; "o príncipe deste mundo" </text:span><text:a xlink:type="simple" xlink:href="http://bibliaonline.com.br/acf/jo/12/31" text:style-name="Internet_20_link" text:visited-style-name="Visited_20_Internet_20_Link"><text:span text:style-name="T1">Jo 12:31</text:span></text:a><text:span text:style-name="T1">, 14:30; "bramando como leão" </text:span><text:a xlink:type="simple" xlink:href="https://www.bibliaonline.com.br/acf/1pe/5/8" text:style-name="Internet_20_link" text:visited-style-name="Visited_20_Internet_20_Link"><text:span text:style-name="T1">1 Pd 5:8</text:span></text:a><text:span text:style-name="T1">. Pérgamo... onde está o trono de Satanás. </text:span><text:a xlink:type="simple" xlink:href="http://bibliaonline.com.br/acf/ap/2/13" text:style-name="Internet_20_link" text:visited-style-name="Visited_20_Internet_20_Link"><text:span text:style-name="T1">Ap 2:13</text:span></text:a><text:span text:style-name="T1">.</text:span></text:p>
        <text:p text:style-name="P3"/>
        <text:h text:style-name="P1" text:outline-level="2"><text:bookmark-start text:name="__RefHeading___Toc367_1052241590"/><text:a xlink:type="simple" xlink:href="http://bibliaonline.com.br/acf/2sm/23" text:style-name="Internet_20_link" text:visited-style-name="Visited_20_Internet_20_Link"><text:span text:style-name="T1">2 SAMUEL 23</text:span></text:a><text:bookmark-end text:name="__RefHeading___Toc367_1052241590"/></text:h>
        <text:p text:style-name="P3"/>
        <text:p text:style-name="P5">Um contraste com o capítulo de ontem. Uma retrospectiva da vida de Davi. Começou com tantas esperanças, todavia nunca completamente realizadas. E ninguém conhecia melhor o Rei Davi do que ele mesmo! Vemos aqui uma combinação de gozo e tristeza. Gozo quando ele lembrou-se do verdadeiro Rei que vem, que Se sentará em seu trono... tristeza quando entendeu quão pobre ele era como figura dAquele que vem! E todavia em tudo isso ele é um homem quebrado e humilhado. (Aprendemos que nossos fracassos <text:soft-page-break/>não afetam nossa maravilhosa posição em Cristo. Mas o gozo de nossa posição é muito afetado por nossa vida. Devemos tudo a Cristo. À medida que entendemos isto, crescemos em graça).</text:p>
        <text:p text:style-name="P3"/>
        <text:p text:style-name="P3"><text:a xlink:type="simple" xlink:href="http://bibliaonline.com.br/acf/2sm/23/8-39" text:style-name="Internet_20_link" text:visited-style-name="Visited_20_Internet_20_Link"><text:span text:style-name="T1">2 Sm 23:8-39</text:span></text:a><text:span text:style-name="T1"> Uma breve história dos principais pontos na vida dos poderosos homens que estiveram com Davi durante sua vida.</text:span></text:p>
        <text:p text:style-name="P3"/>
        <text:p text:style-name="P3"><text:a xlink:type="simple" xlink:href="http://bibliaonline.com.br/acf/2sm/23/14-17" text:style-name="Internet_20_link" text:visited-style-name="Visited_20_Internet_20_Link"><text:span text:style-name="T1">2 Sm 23:14-17</text:span></text:a><text:span text:style-name="T1"> Que amor por Davi deve ter havido no coração daqueles homens para desejarem fazer tão grande coisa. Mas que graça vemos em Davi quando ele derrama a água na terra! Ele olhou para aquilo como se olhasse para o sangue daqueles homens!</text:span></text:p>
        <text:p text:style-name="P3"/>
        <text:p text:style-name="P3"><text:a xlink:type="simple" xlink:href="http://bibliaonline.com.br/acf/2sm/23/18-39" text:style-name="Internet_20_link" text:visited-style-name="Visited_20_Internet_20_Link"><text:span text:style-name="T1">2 Sm 23:18-39</text:span></text:a><text:span text:style-name="T1"> Mais homens corajosos. (O crente hoje deve seguir adiante quieta e humildemente para o Senhor. Aceitar a vergonha, solidão, incompreensão, peda, e até perseguição por Ele, nos introduz a uma doce paz e confiança nEle. Então o Espírito nos une a outros - </text:span><text:a xlink:type="simple" xlink:href="http://bibliaonline.com.br/acf/2tm/2/22" text:style-name="Internet_20_link" text:visited-style-name="Visited_20_Internet_20_Link"><text:span text:style-name="T1">2Tm 2:22</text:span></text:a><text:span text:style-name="T1">). Esses homens conheciam Davi. Isso lhes dava (e a nós) força e coragem. Logo devemos reinar com Cristo. Agora é nossa vez de sofrermos com Ele - </text:span><text:a xlink:type="simple" xlink:href="http://bibliaonline.com.br/acf/2tm/2/12" text:style-name="Internet_20_link" text:visited-style-name="Visited_20_Internet_20_Link"><text:span text:style-name="T1">2Tm 2:12</text:span></text:a><text:span text:style-name="T1">.</text:span></text:p>
        <text:p text:style-name="P3"/>
        <text:h text:style-name="P2" text:outline-level="2"><text:bookmark-start text:name="__RefHeading___Toc369_1052241590"/>#492<text:bookmark-end text:name="__RefHeading___Toc369_1052241590"/></text:h>
        <text:p text:style-name="P3"/>
        <text:p text:style-name="P5">Quando as inclinações de nosso coração permanecem sem serem julgadas, Satanás tem poder para enganar.</text:p>
        <text:p text:style-name="P3"/>
        <text:h text:style-name="P1" text:outline-level="2"><text:bookmark-start text:name="__RefHeading___Toc371_1052241590"/><text:a xlink:type="simple" xlink:href="http://bibliaonline.com.br/acf/2sm/24" text:style-name="Internet_20_link" text:visited-style-name="Visited_20_Internet_20_Link"><text:span text:style-name="T1">2 SAMUEL 24</text:span></text:a><text:bookmark-end text:name="__RefHeading___Toc371_1052241590"/></text:h>
        <text:p text:style-name="P3"/>
        <text:p text:style-name="P3"><text:span text:style-name="T1">O triste fracasso de Davi. Ao invés de ficar satisfeito por saber que o Senhor era sua força, ele quer contar o povo para ver o quão forte era! (</text:span><text:a xlink:type="simple" xlink:href="http://bibliaonline.com.br/acf/ex/30/12" text:style-name="Internet_20_link" text:visited-style-name="Visited_20_Internet_20_Link"><text:span text:style-name="T1">Ex 30:12</text:span></text:a><text:span text:style-name="T1">, quando o povo era contado, cada um tinha que pagar pelo resgate de sua alma. Aqui nada foi pago, portanto veio o castigo de Deus).</text:span></text:p>
        <text:p text:style-name="P3"/>
        <text:p text:style-name="P3"><text:a xlink:type="simple" xlink:href="http://bibliaonline.com.br/acf/2sm/24/3" text:style-name="Internet_20_link" text:visited-style-name="Visited_20_Internet_20_Link"><text:span text:style-name="T1">2 Sm 24:3</text:span></text:a><text:span text:style-name="T1"> Joabe não se importava tanto em agradar ao Senhor, mas ele sabia que o Senhor ficaria irado com seu tio, o Rei Davi.</text:span></text:p>
        <text:p text:style-name="P3"/>
        <text:p text:style-name="P3"><text:soft-page-break/><text:a xlink:type="simple" xlink:href="http://bibliaonline.com.br/acf/2sm/24/4-9" text:style-name="Internet_20_link" text:visited-style-name="Visited_20_Internet_20_Link"><text:span text:style-name="T1">2 Sm 24:4-9</text:span></text:a><text:span text:style-name="T1"> Todavia o rei segue adiante.</text:span></text:p>
        <text:p text:style-name="P3"/>
        <text:p text:style-name="P3"><text:a xlink:type="simple" xlink:href="http://bibliaonline.com.br/acf/2sm/24/10-14" text:style-name="Internet_20_link" text:visited-style-name="Visited_20_Internet_20_Link"><text:span text:style-name="T1">2 Sm 24:10-14</text:span></text:a><text:span text:style-name="T1"> A princípio parecia como se Deus não estivesse ligando, pois Ele permite que se passem nove meses e vinte dias! O Senhor viu tudo e dá a Davi três escolhas. Davi escolhe cair nas mãos de Deus ao invés de cair nas mãos dos homens. Por causa do amor por Davi, Deus não o poupou. Mas no meio da praga, e na própria cidade da qual a ordem foi inicialmente dada, a misericórdia se manifesta. A praga é barrada.</text:span></text:p>
        <text:p text:style-name="P3"/>
        <text:p text:style-name="P3"><text:a xlink:type="simple" xlink:href="http://bibliaonline.com.br/acf/2sm/24/17" text:style-name="Internet_20_link" text:visited-style-name="Visited_20_Internet_20_Link"><text:span text:style-name="T1">2 Sm 24:17</text:span></text:a><text:span text:style-name="T1"> O homem culpado fala com Deus e é ouvido.</text:span></text:p>
        <text:p text:style-name="P3"/>
        <text:p text:style-name="P3"><text:a xlink:type="simple" xlink:href="http://bibliaonline.com.br/acf/2sm/24/18-25" text:style-name="Internet_20_link" text:visited-style-name="Visited_20_Internet_20_Link"><text:span text:style-name="T1">2 Sm 24:18-25</text:span></text:a><text:span text:style-name="T1"> Um Gentio provê o lugar para um altar ser construído, para sacrifício ao Senhor. (Irá custar a você alguma coisa se quiser se separar de outros crentes para adorar a Deus em verdade). O local era o mesmo onde o grande templo de Salomão seria construído. (Isto é uma figura de um dia ainda mais importante que acontecerá neste mundo - uma conexão entre o céu e a terra. Pois perto daqui morreu nosso bendito Senhor Jesus sobre a cruz, derramando Seu precioso sangue, para que nós, crentes, possamos estar aptos para entrar na presença de Deus).</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3:33.098273454</dc:date>
    <meta:creation-date>2018-06-11T22:51:04.642681485</meta:creation-date>
    <meta:generator>LibreOffice/6.0.7.3$Linux_X86_64 LibreOffice_project/00m0$Build-3</meta:generator>
    <meta:editing-duration>PT22S</meta:editing-duration>
    <meta:editing-cycles>1</meta:editing-cycles>
    <meta:document-statistic meta:table-count="0" meta:image-count="0" meta:object-count="0" meta:page-count="20" meta:paragraph-count="180" meta:word-count="5394" meta:character-count="29876" meta:non-whitespace-character-count="24658"/>
  </office:meta>
</office:document-meta>
</file>